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0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  <table:table-cell table:style-name="ce7" office:value-type="string" calcext:value-type="string">
            <text:p>2020-08-23</text:p>
          </table:table-cell>
          <table:table-cell table:style-name="ce7" office:value-type="string" calcext:value-type="string">
            <text:p>2020-08-24</text:p>
          </table:table-cell>
          <table:table-cell table:style-name="ce7" office:value-type="string" calcext:value-type="string">
            <text:p>2020-08-25</text:p>
          </table:table-cell>
          <table:table-cell table:style-name="ce7" office:value-type="string" calcext:value-type="string">
            <text:p>2020-08-26</text:p>
          </table:table-cell>
          <table:table-cell table:style-name="ce7" office:value-type="string" calcext:value-type="string">
            <text:p>2020-08-27</text:p>
          </table:table-cell>
          <table:table-cell table:style-name="ce7" office:value-type="string" calcext:value-type="string">
            <text:p>2020-08-28</text:p>
          </table:table-cell>
          <table:table-cell table:style-name="ce7" office:value-type="string" calcext:value-type="string">
            <text:p>2020-08-29</text:p>
          </table:table-cell>
          <table:table-cell table:style-name="ce7" office:value-type="string" calcext:value-type="string">
            <text:p>2020-08-30</text:p>
          </table:table-cell>
          <table:table-cell table:style-name="ce7" office:value-type="string" calcext:value-type="string">
            <text:p>2020-08-31</text:p>
          </table:table-cell>
          <table:table-cell table:style-name="ce7" office:value-type="string" calcext:value-type="string">
            <text:p>2020-09-01</text:p>
          </table:table-cell>
          <table:table-cell table:style-name="ce7" office:value-type="string" calcext:value-type="string">
            <text:p>2020-09-02</text:p>
          </table:table-cell>
          <table:table-cell table:style-name="ce7" office:value-type="string" calcext:value-type="string">
            <text:p>2020-09-03</text:p>
          </table:table-cell>
          <table:table-cell table:style-name="ce7" office:value-type="string" calcext:value-type="string">
            <text:p>2020-09-04</text:p>
          </table:table-cell>
          <table:table-cell table:style-name="ce7" office:value-type="string" calcext:value-type="string">
            <text:p>2020-09-05</text:p>
          </table:table-cell>
          <table:table-cell table:style-name="ce7" office:value-type="string" calcext:value-type="string">
            <text:p>2020-09-06</text:p>
          </table:table-cell>
          <table:table-cell table:style-name="ce7" office:value-type="string" calcext:value-type="string">
            <text:p>2020-09-07</text:p>
          </table:table-cell>
          <table:table-cell table:style-name="ce7" office:value-type="string" calcext:value-type="string">
            <text:p>2020-09-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  <table:table-cell table:formula="of:=[.FT28]-[.FT54]-[.FT80]" office:value-type="float" office:value="208588" calcext:value-type="float">
            <text:p>208588</text:p>
          </table:table-cell>
          <table:table-cell table:formula="of:=[.FU28]-[.FU54]-[.FU80]" office:value-type="float" office:value="213970" calcext:value-type="float">
            <text:p>213970</text:p>
          </table:table-cell>
          <table:table-cell table:formula="of:=[.FV28]-[.FV54]-[.FV80]" office:value-type="float" office:value="219161" calcext:value-type="float">
            <text:p>219161</text:p>
          </table:table-cell>
          <table:table-cell table:formula="of:=[.FW28]-[.FW54]-[.FW80]" office:value-type="float" office:value="225602" calcext:value-type="float">
            <text:p>225602</text:p>
          </table:table-cell>
          <table:table-cell table:formula="of:=[.FX28]-[.FX54]-[.FX80]" office:value-type="float" office:value="231861" calcext:value-type="float">
            <text:p>231861</text:p>
          </table:table-cell>
          <table:table-cell table:formula="of:=[.FY28]-[.FY54]-[.FY80]" office:value-type="float" office:value="239204" calcext:value-type="float">
            <text:p>239204</text:p>
          </table:table-cell>
          <table:table-cell table:formula="of:=[.FZ28]-[.FZ54]-[.FZ80]" office:value-type="float" office:value="244708" calcext:value-type="float">
            <text:p>244708</text:p>
          </table:table-cell>
          <table:table-cell table:formula="of:=[.GA28]-[.GA54]-[.GA80]" office:value-type="float" office:value="248559" calcext:value-type="float">
            <text:p>248559</text:p>
          </table:table-cell>
          <table:table-cell table:formula="of:=[.GB28]-[.GB54]-[.GB80]" office:value-type="float" office:value="253579" calcext:value-type="float">
            <text:p>253579</text:p>
          </table:table-cell>
          <table:table-cell table:formula="of:=[.GC28]-[.GC54]-[.GC80]" office:value-type="float" office:value="259559" calcext:value-type="float">
            <text:p>259559</text:p>
          </table:table-cell>
          <table:table-cell table:formula="of:=[.GD28]-[.GD54]-[.GD80]" office:value-type="float" office:value="265685" calcext:value-type="float">
            <text:p>265685</text:p>
          </table:table-cell>
          <table:table-cell table:formula="of:=[.GE28]-[.GE54]-[.GE80]" office:value-type="float" office:value="272492" calcext:value-type="float">
            <text:p>272492</text:p>
          </table:table-cell>
          <table:table-cell table:formula="of:=[.GF28]-[.GF54]-[.GF80]" office:value-type="float" office:value="277998" calcext:value-type="float">
            <text:p>277998</text:p>
          </table:table-cell>
          <table:table-cell table:formula="of:=[.GG28]-[.GG54]-[.GG80]" office:value-type="float" office:value="283248" calcext:value-type="float">
            <text:p>283248</text:p>
          </table:table-cell>
          <table:table-cell table:formula="of:=[.GH28]-[.GH54]-[.GH80]" office:value-type="float" office:value="286448" calcext:value-type="float">
            <text:p>286448</text:p>
          </table:table-cell>
          <table:table-cell table:formula="of:=[.GI28]-[.GI54]-[.GI80]" office:value-type="float" office:value="290940" calcext:value-type="float">
            <text:p>290940</text:p>
          </table:table-cell>
          <table:table-cell table:formula="of:=[.GJ28]-[.GJ54]-[.GJ80]" office:value-type="float" office:value="297665" calcext:value-type="float">
            <text:p>2976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  <table:table-cell table:formula="of:=[.FT29]-[.FT55]-[.FT81]" office:value-type="float" office:value="82987" calcext:value-type="float">
            <text:p>82987</text:p>
          </table:table-cell>
          <table:table-cell table:formula="of:=[.FU29]-[.FU55]-[.FU81]" office:value-type="float" office:value="84268" calcext:value-type="float">
            <text:p>84268</text:p>
          </table:table-cell>
          <table:table-cell table:formula="of:=[.FV29]-[.FV55]-[.FV81]" office:value-type="float" office:value="85546" calcext:value-type="float">
            <text:p>85546</text:p>
          </table:table-cell>
          <table:table-cell table:formula="of:=[.FW29]-[.FW55]-[.FW81]" office:value-type="float" office:value="87074" calcext:value-type="float">
            <text:p>87074</text:p>
          </table:table-cell>
          <table:table-cell table:formula="of:=[.FX29]-[.FX55]-[.FX81]" office:value-type="float" office:value="88260" calcext:value-type="float">
            <text:p>88260</text:p>
          </table:table-cell>
          <table:table-cell table:formula="of:=[.FY29]-[.FY55]-[.FY81]" office:value-type="float" office:value="89656" calcext:value-type="float">
            <text:p>89656</text:p>
          </table:table-cell>
          <table:table-cell table:formula="of:=[.FZ29]-[.FZ55]-[.FZ81]" office:value-type="float" office:value="90826" calcext:value-type="float">
            <text:p>90826</text:p>
          </table:table-cell>
          <table:table-cell table:formula="of:=[.GA29]-[.GA55]-[.GA81]" office:value-type="float" office:value="92034" calcext:value-type="float">
            <text:p>92034</text:p>
          </table:table-cell>
          <table:table-cell table:formula="of:=[.GB29]-[.GB55]-[.GB81]" office:value-type="float" office:value="93378" calcext:value-type="float">
            <text:p>93378</text:p>
          </table:table-cell>
          <table:table-cell table:formula="of:=[.GC29]-[.GC55]-[.GC81]" office:value-type="float" office:value="94722" calcext:value-type="float">
            <text:p>94722</text:p>
          </table:table-cell>
          <table:table-cell table:formula="of:=[.GD29]-[.GD55]-[.GD81]" office:value-type="float" office:value="96021" calcext:value-type="float">
            <text:p>96021</text:p>
          </table:table-cell>
          <table:table-cell table:formula="of:=[.GE29]-[.GE55]-[.GE81]" office:value-type="float" office:value="97401" calcext:value-type="float">
            <text:p>97401</text:p>
          </table:table-cell>
          <table:table-cell table:formula="of:=[.GF29]-[.GF55]-[.GF81]" office:value-type="float" office:value="98637" calcext:value-type="float">
            <text:p>98637</text:p>
          </table:table-cell>
          <table:table-cell table:formula="of:=[.GG29]-[.GG55]-[.GG81]" office:value-type="float" office:value="99708" calcext:value-type="float">
            <text:p>99708</text:p>
          </table:table-cell>
          <table:table-cell table:formula="of:=[.GH29]-[.GH55]-[.GH81]" office:value-type="float" office:value="100499" calcext:value-type="float">
            <text:p>100499</text:p>
          </table:table-cell>
          <table:table-cell table:formula="of:=[.GI29]-[.GI55]-[.GI81]" office:value-type="float" office:value="101525" calcext:value-type="float">
            <text:p>101525</text:p>
          </table:table-cell>
          <table:table-cell table:formula="of:=[.GJ29]-[.GJ55]-[.GJ81]" office:value-type="float" office:value="102796" calcext:value-type="float">
            <text:p>1027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3" calcext:value-type="float">
            <text:p>63</text:p>
          </table:table-cell>
          <table:table-cell table:formula="of:=[.FT30]-[.FT56]-[.FT82]" office:value-type="float" office:value="63" calcext:value-type="float">
            <text:p>63</text:p>
          </table:table-cell>
          <table:table-cell table:formula="of:=[.FU30]-[.FU56]-[.FU82]" office:value-type="float" office:value="63" calcext:value-type="float">
            <text:p>63</text:p>
          </table:table-cell>
          <table:table-cell table:formula="of:=[.FV30]-[.FV56]-[.FV82]" office:value-type="float" office:value="63" calcext:value-type="float">
            <text:p>63</text:p>
          </table:table-cell>
          <table:table-cell table:formula="of:=[.FW30]-[.FW56]-[.FW82]" office:value-type="float" office:value="63" calcext:value-type="float">
            <text:p>63</text:p>
          </table:table-cell>
          <table:table-cell table:formula="of:=[.FX30]-[.FX56]-[.FX82]" office:value-type="float" office:value="64" calcext:value-type="float">
            <text:p>64</text:p>
          </table:table-cell>
          <table:table-cell table:formula="of:=[.FY30]-[.FY56]-[.FY82]" office:value-type="float" office:value="65" calcext:value-type="float">
            <text:p>65</text:p>
          </table:table-cell>
          <table:table-cell table:formula="of:=[.FZ30]-[.FZ56]-[.FZ82]" office:value-type="float" office:value="65" calcext:value-type="float">
            <text:p>65</text:p>
          </table:table-cell>
          <table:table-cell table:formula="of:=[.GA30]-[.GA56]-[.GA82]" office:value-type="float" office:value="65" calcext:value-type="float">
            <text:p>65</text:p>
          </table:table-cell>
          <table:table-cell table:formula="of:=[.GB30]-[.GB56]-[.GB82]" office:value-type="float" office:value="66" calcext:value-type="float">
            <text:p>66</text:p>
          </table:table-cell>
          <table:table-cell table:formula="of:=[.GC30]-[.GC56]-[.GC82]" office:value-type="float" office:value="67" calcext:value-type="float">
            <text:p>67</text:p>
          </table:table-cell>
          <table:table-cell table:formula="of:=[.GD30]-[.GD56]-[.GD82]" office:value-type="float" office:value="67" calcext:value-type="float">
            <text:p>67</text:p>
          </table:table-cell>
          <table:table-cell table:formula="of:=[.GE30]-[.GE56]-[.GE82]" office:value-type="float" office:value="70" calcext:value-type="float">
            <text:p>70</text:p>
          </table:table-cell>
          <table:table-cell table:formula="of:=[.GF30]-[.GF56]-[.GF82]" office:value-type="float" office:value="71" calcext:value-type="float">
            <text:p>71</text:p>
          </table:table-cell>
          <table:table-cell table:formula="of:=[.GG30]-[.GG56]-[.GG82]" office:value-type="float" office:value="81" calcext:value-type="float">
            <text:p>81</text:p>
          </table:table-cell>
          <table:table-cell table:formula="of:=[.GH30]-[.GH56]-[.GH82]" office:value-type="float" office:value="86" calcext:value-type="float">
            <text:p>86</text:p>
          </table:table-cell>
          <table:table-cell table:formula="of:=[.GI30]-[.GI56]-[.GI82]" office:value-type="float" office:value="88" calcext:value-type="float">
            <text:p>88</text:p>
          </table:table-cell>
          <table:table-cell table:formula="of:=[.GJ30]-[.GJ56]-[.GJ82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  <table:table-cell table:formula="of:=[.FT31]-[.FT57]-[.FT83]" office:value-type="float" office:value="4665" calcext:value-type="float">
            <text:p>4665</text:p>
          </table:table-cell>
          <table:table-cell table:formula="of:=[.FU31]-[.FU57]-[.FU83]" office:value-type="float" office:value="4714" calcext:value-type="float">
            <text:p>4714</text:p>
          </table:table-cell>
          <table:table-cell table:formula="of:=[.FV31]-[.FV57]-[.FV83]" office:value-type="float" office:value="4766" calcext:value-type="float">
            <text:p>4766</text:p>
          </table:table-cell>
          <table:table-cell table:formula="of:=[.FW31]-[.FW57]-[.FW83]" office:value-type="float" office:value="4836" calcext:value-type="float">
            <text:p>4836</text:p>
          </table:table-cell>
          <table:table-cell table:formula="of:=[.FX31]-[.FX57]-[.FX83]" office:value-type="float" office:value="4898" calcext:value-type="float">
            <text:p>4898</text:p>
          </table:table-cell>
          <table:table-cell table:formula="of:=[.FY31]-[.FY57]-[.FY83]" office:value-type="float" office:value="4975" calcext:value-type="float">
            <text:p>4975</text:p>
          </table:table-cell>
          <table:table-cell table:formula="of:=[.FZ31]-[.FZ57]-[.FZ83]" office:value-type="float" office:value="5071" calcext:value-type="float">
            <text:p>5071</text:p>
          </table:table-cell>
          <table:table-cell table:formula="of:=[.GA31]-[.GA57]-[.GA83]" office:value-type="float" office:value="5129" calcext:value-type="float">
            <text:p>5129</text:p>
          </table:table-cell>
          <table:table-cell table:formula="of:=[.GB31]-[.GB57]-[.GB83]" office:value-type="float" office:value="5198" calcext:value-type="float">
            <text:p>5198</text:p>
          </table:table-cell>
          <table:table-cell table:formula="of:=[.GC31]-[.GC57]-[.GC83]" office:value-type="float" office:value="5273" calcext:value-type="float">
            <text:p>5273</text:p>
          </table:table-cell>
          <table:table-cell table:formula="of:=[.GD31]-[.GD57]-[.GD83]" office:value-type="float" office:value="5357" calcext:value-type="float">
            <text:p>5357</text:p>
          </table:table-cell>
          <table:table-cell table:formula="of:=[.GE31]-[.GE57]-[.GE83]" office:value-type="float" office:value="5460" calcext:value-type="float">
            <text:p>5460</text:p>
          </table:table-cell>
          <table:table-cell table:formula="of:=[.GF31]-[.GF57]-[.GF83]" office:value-type="float" office:value="5547" calcext:value-type="float">
            <text:p>5547</text:p>
          </table:table-cell>
          <table:table-cell table:formula="of:=[.GG31]-[.GG57]-[.GG83]" office:value-type="float" office:value="5687" calcext:value-type="float">
            <text:p>5687</text:p>
          </table:table-cell>
          <table:table-cell table:formula="of:=[.GH31]-[.GH57]-[.GH83]" office:value-type="float" office:value="5786" calcext:value-type="float">
            <text:p>5786</text:p>
          </table:table-cell>
          <table:table-cell table:formula="of:=[.GI31]-[.GI57]-[.GI83]" office:value-type="float" office:value="5827" calcext:value-type="float">
            <text:p>5827</text:p>
          </table:table-cell>
          <table:table-cell table:formula="of:=[.GJ31]-[.GJ57]-[.GJ83]" office:value-type="float" office:value="5918" calcext:value-type="float">
            <text:p>59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  <table:table-cell table:formula="of:=[.FT32]-[.FT58]-[.FT84]" office:value-type="float" office:value="528" calcext:value-type="float">
            <text:p>528</text:p>
          </table:table-cell>
          <table:table-cell table:formula="of:=[.FU32]-[.FU58]-[.FU84]" office:value-type="float" office:value="540" calcext:value-type="float">
            <text:p>540</text:p>
          </table:table-cell>
          <table:table-cell table:formula="of:=[.FV32]-[.FV58]-[.FV84]" office:value-type="float" office:value="575" calcext:value-type="float">
            <text:p>575</text:p>
          </table:table-cell>
          <table:table-cell table:formula="of:=[.FW32]-[.FW58]-[.FW84]" office:value-type="float" office:value="644" calcext:value-type="float">
            <text:p>644</text:p>
          </table:table-cell>
          <table:table-cell table:formula="of:=[.FX32]-[.FX58]-[.FX84]" office:value-type="float" office:value="693" calcext:value-type="float">
            <text:p>693</text:p>
          </table:table-cell>
          <table:table-cell table:formula="of:=[.FY32]-[.FY58]-[.FY84]" office:value-type="float" office:value="759" calcext:value-type="float">
            <text:p>759</text:p>
          </table:table-cell>
          <table:table-cell table:formula="of:=[.FZ32]-[.FZ58]-[.FZ84]" office:value-type="float" office:value="802" calcext:value-type="float">
            <text:p>802</text:p>
          </table:table-cell>
          <table:table-cell table:formula="of:=[.GA32]-[.GA58]-[.GA84]" office:value-type="float" office:value="814" calcext:value-type="float">
            <text:p>814</text:p>
          </table:table-cell>
          <table:table-cell table:formula="of:=[.GB32]-[.GB58]-[.GB84]" office:value-type="float" office:value="893" calcext:value-type="float">
            <text:p>893</text:p>
          </table:table-cell>
          <table:table-cell table:formula="of:=[.GC32]-[.GC58]-[.GC84]" office:value-type="float" office:value="949" calcext:value-type="float">
            <text:p>949</text:p>
          </table:table-cell>
          <table:table-cell table:formula="of:=[.GD32]-[.GD58]-[.GD84]" office:value-type="float" office:value="977" calcext:value-type="float">
            <text:p>977</text:p>
          </table:table-cell>
          <table:table-cell table:formula="of:=[.GE32]-[.GE58]-[.GE84]" office:value-type="float" office:value="1056" calcext:value-type="float">
            <text:p>1056</text:p>
          </table:table-cell>
          <table:table-cell table:formula="of:=[.GF32]-[.GF58]-[.GF84]" office:value-type="float" office:value="1095" calcext:value-type="float">
            <text:p>1095</text:p>
          </table:table-cell>
          <table:table-cell table:formula="of:=[.GG32]-[.GG58]-[.GG84]" office:value-type="float" office:value="1172" calcext:value-type="float">
            <text:p>1172</text:p>
          </table:table-cell>
          <table:table-cell table:formula="of:=[.GH32]-[.GH58]-[.GH84]" office:value-type="float" office:value="1211" calcext:value-type="float">
            <text:p>1211</text:p>
          </table:table-cell>
          <table:table-cell table:formula="of:=[.GI32]-[.GI58]-[.GI84]" office:value-type="float" office:value="1267" calcext:value-type="float">
            <text:p>1267</text:p>
          </table:table-cell>
          <table:table-cell table:formula="of:=[.GJ32]-[.GJ58]-[.GJ84]"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  <table:table-cell table:formula="of:=[.FT33]-[.FT59]-[.FT85]" office:value-type="float" office:value="5804" calcext:value-type="float">
            <text:p>5804</text:p>
          </table:table-cell>
          <table:table-cell table:formula="of:=[.FU33]-[.FU59]-[.FU85]" office:value-type="float" office:value="6007" calcext:value-type="float">
            <text:p>6007</text:p>
          </table:table-cell>
          <table:table-cell table:formula="of:=[.FV33]-[.FV59]-[.FV85]" office:value-type="float" office:value="6302" calcext:value-type="float">
            <text:p>6302</text:p>
          </table:table-cell>
          <table:table-cell table:formula="of:=[.FW33]-[.FW59]-[.FW85]" office:value-type="float" office:value="6653" calcext:value-type="float">
            <text:p>6653</text:p>
          </table:table-cell>
          <table:table-cell table:formula="of:=[.FX33]-[.FX59]-[.FX85]" office:value-type="float" office:value="7016" calcext:value-type="float">
            <text:p>7016</text:p>
          </table:table-cell>
          <table:table-cell table:formula="of:=[.FY33]-[.FY59]-[.FY85]" office:value-type="float" office:value="7389" calcext:value-type="float">
            <text:p>7389</text:p>
          </table:table-cell>
          <table:table-cell table:formula="of:=[.FZ33]-[.FZ59]-[.FZ85]" office:value-type="float" office:value="7720" calcext:value-type="float">
            <text:p>7720</text:p>
          </table:table-cell>
          <table:table-cell table:formula="of:=[.GA33]-[.GA59]-[.GA85]" office:value-type="float" office:value="8006" calcext:value-type="float">
            <text:p>8006</text:p>
          </table:table-cell>
          <table:table-cell table:formula="of:=[.GB33]-[.GB59]-[.GB85]" office:value-type="float" office:value="8392" calcext:value-type="float">
            <text:p>8392</text:p>
          </table:table-cell>
          <table:table-cell table:formula="of:=[.GC33]-[.GC59]-[.GC85]" office:value-type="float" office:value="8782" calcext:value-type="float">
            <text:p>8782</text:p>
          </table:table-cell>
          <table:table-cell table:formula="of:=[.GD33]-[.GD59]-[.GD85]" office:value-type="float" office:value="9257" calcext:value-type="float">
            <text:p>9257</text:p>
          </table:table-cell>
          <table:table-cell table:formula="of:=[.GE33]-[.GE59]-[.GE85]" office:value-type="float" office:value="9699" calcext:value-type="float">
            <text:p>9699</text:p>
          </table:table-cell>
          <table:table-cell table:formula="of:=[.GF33]-[.GF59]-[.GF85]" office:value-type="float" office:value="10190" calcext:value-type="float">
            <text:p>10190</text:p>
          </table:table-cell>
          <table:table-cell table:formula="of:=[.GG33]-[.GG59]-[.GG85]" office:value-type="float" office:value="10606" calcext:value-type="float">
            <text:p>10606</text:p>
          </table:table-cell>
          <table:table-cell table:formula="of:=[.GH33]-[.GH59]-[.GH85]" office:value-type="float" office:value="10988" calcext:value-type="float">
            <text:p>10988</text:p>
          </table:table-cell>
          <table:table-cell table:formula="of:=[.GI33]-[.GI59]-[.GI85]" office:value-type="float" office:value="11439" calcext:value-type="float">
            <text:p>11439</text:p>
          </table:table-cell>
          <table:table-cell table:formula="of:=[.GJ33]-[.GJ59]-[.GJ85]" office:value-type="float" office:value="11814" calcext:value-type="float">
            <text:p>118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  <table:table-cell table:formula="of:=[.FT34]-[.FT60]-[.FT86]" office:value-type="float" office:value="248" calcext:value-type="float">
            <text:p>248</text:p>
          </table:table-cell>
          <table:table-cell table:formula="of:=[.FU34]-[.FU60]-[.FU86]" office:value-type="float" office:value="255" calcext:value-type="float">
            <text:p>255</text:p>
          </table:table-cell>
          <table:table-cell table:formula="of:=[.FV34]-[.FV60]-[.FV86]" office:value-type="float" office:value="256" calcext:value-type="float">
            <text:p>256</text:p>
          </table:table-cell>
          <table:table-cell table:formula="of:=[.FW34]-[.FW60]-[.FW86]" office:value-type="float" office:value="268" calcext:value-type="float">
            <text:p>268</text:p>
          </table:table-cell>
          <table:table-cell table:formula="of:=[.FX34]-[.FX60]-[.FX86]" office:value-type="float" office:value="274" calcext:value-type="float">
            <text:p>274</text:p>
          </table:table-cell>
          <table:table-cell table:formula="of:=[.FY34]-[.FY60]-[.FY86]" office:value-type="float" office:value="307" calcext:value-type="float">
            <text:p>307</text:p>
          </table:table-cell>
          <table:table-cell table:formula="of:=[.FZ34]-[.FZ60]-[.FZ86]" office:value-type="float" office:value="307" calcext:value-type="float">
            <text:p>307</text:p>
          </table:table-cell>
          <table:table-cell table:formula="of:=[.GA34]-[.GA60]-[.GA86]" office:value-type="float" office:value="307" calcext:value-type="float">
            <text:p>307</text:p>
          </table:table-cell>
          <table:table-cell table:formula="of:=[.GB34]-[.GB60]-[.GB86]" office:value-type="float" office:value="307" calcext:value-type="float">
            <text:p>307</text:p>
          </table:table-cell>
          <table:table-cell table:formula="of:=[.GC34]-[.GC60]-[.GC86]" office:value-type="float" office:value="310" calcext:value-type="float">
            <text:p>310</text:p>
          </table:table-cell>
          <table:table-cell table:formula="of:=[.GD34]-[.GD60]-[.GD86]" office:value-type="float" office:value="317" calcext:value-type="float">
            <text:p>317</text:p>
          </table:table-cell>
          <table:table-cell table:formula="of:=[.GE34]-[.GE60]-[.GE86]" office:value-type="float" office:value="326" calcext:value-type="float">
            <text:p>326</text:p>
          </table:table-cell>
          <table:table-cell table:formula="of:=[.GF34]-[.GF60]-[.GF86]" office:value-type="float" office:value="329" calcext:value-type="float">
            <text:p>329</text:p>
          </table:table-cell>
          <table:table-cell table:formula="of:=[.GG34]-[.GG60]-[.GG86]" office:value-type="float" office:value="331" calcext:value-type="float">
            <text:p>331</text:p>
          </table:table-cell>
          <table:table-cell table:formula="of:=[.GH34]-[.GH60]-[.GH86]" office:value-type="float" office:value="341" calcext:value-type="float">
            <text:p>341</text:p>
          </table:table-cell>
          <table:table-cell table:formula="of:=[.GI34]-[.GI60]-[.GI86]" office:value-type="float" office:value="382" calcext:value-type="float">
            <text:p>382</text:p>
          </table:table-cell>
          <table:table-cell table:formula="of:=[.GJ34]-[.GJ60]-[.GJ86]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  <table:table-cell table:formula="of:=[.FT35]-[.FT61]-[.FT87]" office:value-type="float" office:value="2230" calcext:value-type="float">
            <text:p>2230</text:p>
          </table:table-cell>
          <table:table-cell table:formula="of:=[.FU35]-[.FU61]-[.FU87]" office:value-type="float" office:value="2354" calcext:value-type="float">
            <text:p>2354</text:p>
          </table:table-cell>
          <table:table-cell table:formula="of:=[.FV35]-[.FV61]-[.FV87]" office:value-type="float" office:value="2478" calcext:value-type="float">
            <text:p>2478</text:p>
          </table:table-cell>
          <table:table-cell table:formula="of:=[.FW35]-[.FW61]-[.FW87]" office:value-type="float" office:value="2589" calcext:value-type="float">
            <text:p>2589</text:p>
          </table:table-cell>
          <table:table-cell table:formula="of:=[.FX35]-[.FX61]-[.FX87]" office:value-type="float" office:value="2748" calcext:value-type="float">
            <text:p>2748</text:p>
          </table:table-cell>
          <table:table-cell table:formula="of:=[.FY35]-[.FY61]-[.FY87]" office:value-type="float" office:value="2899" calcext:value-type="float">
            <text:p>2899</text:p>
          </table:table-cell>
          <table:table-cell table:formula="of:=[.FZ35]-[.FZ61]-[.FZ87]" office:value-type="float" office:value="3024" calcext:value-type="float">
            <text:p>3024</text:p>
          </table:table-cell>
          <table:table-cell table:formula="of:=[.GA35]-[.GA61]-[.GA87]" office:value-type="float" office:value="3127" calcext:value-type="float">
            <text:p>3127</text:p>
          </table:table-cell>
          <table:table-cell table:formula="of:=[.GB35]-[.GB61]-[.GB87]" office:value-type="float" office:value="3292" calcext:value-type="float">
            <text:p>3292</text:p>
          </table:table-cell>
          <table:table-cell table:formula="of:=[.GC35]-[.GC61]-[.GC87]" office:value-type="float" office:value="3603" calcext:value-type="float">
            <text:p>3603</text:p>
          </table:table-cell>
          <table:table-cell table:formula="of:=[.GD35]-[.GD61]-[.GD87]" office:value-type="float" office:value="3781" calcext:value-type="float">
            <text:p>3781</text:p>
          </table:table-cell>
          <table:table-cell table:formula="of:=[.GE35]-[.GE61]-[.GE87]" office:value-type="float" office:value="3890" calcext:value-type="float">
            <text:p>3890</text:p>
          </table:table-cell>
          <table:table-cell table:formula="of:=[.GF35]-[.GF61]-[.GF87]" office:value-type="float" office:value="4055" calcext:value-type="float">
            <text:p>4055</text:p>
          </table:table-cell>
          <table:table-cell table:formula="of:=[.GG35]-[.GG61]-[.GG87]" office:value-type="float" office:value="4139" calcext:value-type="float">
            <text:p>4139</text:p>
          </table:table-cell>
          <table:table-cell table:formula="of:=[.GH35]-[.GH61]-[.GH87]" office:value-type="float" office:value="4231" calcext:value-type="float">
            <text:p>4231</text:p>
          </table:table-cell>
          <table:table-cell table:formula="of:=[.GI35]-[.GI61]-[.GI87]" office:value-type="float" office:value="4286" calcext:value-type="float">
            <text:p>4286</text:p>
          </table:table-cell>
          <table:table-cell table:formula="of:=[.GJ35]-[.GJ61]-[.GJ87]" office:value-type="float" office:value="4510" calcext:value-type="float">
            <text:p>45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  <table:table-cell table:formula="of:=[.FT36]-[.FT62]-[.FT88]" office:value-type="float" office:value="81" calcext:value-type="float">
            <text:p>81</text:p>
          </table:table-cell>
          <table:table-cell table:formula="of:=[.FU36]-[.FU62]-[.FU88]" office:value-type="float" office:value="81" calcext:value-type="float">
            <text:p>81</text:p>
          </table:table-cell>
          <table:table-cell table:formula="of:=[.FV36]-[.FV62]-[.FV88]" office:value-type="float" office:value="81" calcext:value-type="float">
            <text:p>81</text:p>
          </table:table-cell>
          <table:table-cell table:formula="of:=[.FW36]-[.FW62]-[.FW88]" office:value-type="float" office:value="81" calcext:value-type="float">
            <text:p>81</text:p>
          </table:table-cell>
          <table:table-cell table:formula="of:=[.FX36]-[.FX62]-[.FX88]" office:value-type="float" office:value="81" calcext:value-type="float">
            <text:p>81</text:p>
          </table:table-cell>
          <table:table-cell table:formula="of:=[.FY36]-[.FY62]-[.FY88]" office:value-type="float" office:value="82" calcext:value-type="float">
            <text:p>82</text:p>
          </table:table-cell>
          <table:table-cell table:formula="of:=[.FZ36]-[.FZ62]-[.FZ88]" office:value-type="float" office:value="82" calcext:value-type="float">
            <text:p>82</text:p>
          </table:table-cell>
          <table:table-cell table:formula="of:=[.GA36]-[.GA62]-[.GA88]" office:value-type="float" office:value="82" calcext:value-type="float">
            <text:p>82</text:p>
          </table:table-cell>
          <table:table-cell table:formula="of:=[.GB36]-[.GB62]-[.GB88]" office:value-type="float" office:value="82" calcext:value-type="float">
            <text:p>82</text:p>
          </table:table-cell>
          <table:table-cell table:formula="of:=[.GC36]-[.GC62]-[.GC88]" office:value-type="float" office:value="82" calcext:value-type="float">
            <text:p>82</text:p>
          </table:table-cell>
          <table:table-cell table:formula="of:=[.GD36]-[.GD62]-[.GD88]" office:value-type="float" office:value="83" calcext:value-type="float">
            <text:p>83</text:p>
          </table:table-cell>
          <table:table-cell table:formula="of:=[.GE36]-[.GE62]-[.GE88]" office:value-type="float" office:value="87" calcext:value-type="float">
            <text:p>87</text:p>
          </table:table-cell>
          <table:table-cell table:formula="of:=[.GF36]-[.GF62]-[.GF88]" office:value-type="float" office:value="88" calcext:value-type="float">
            <text:p>88</text:p>
          </table:table-cell>
          <table:table-cell table:formula="of:=[.GG36]-[.GG62]-[.GG88]" office:value-type="float" office:value="88" calcext:value-type="float">
            <text:p>88</text:p>
          </table:table-cell>
          <table:table-cell table:formula="of:=[.GH36]-[.GH62]-[.GH88]" office:value-type="float" office:value="89" calcext:value-type="float">
            <text:p>89</text:p>
          </table:table-cell>
          <table:table-cell table:formula="of:=[.GI36]-[.GI62]-[.GI88]" office:value-type="float" office:value="89" calcext:value-type="float">
            <text:p>89</text:p>
          </table:table-cell>
          <table:table-cell table:formula="of:=[.GJ36]-[.GJ62]-[.GJ88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  <table:table-cell table:formula="of:=[.FT37]-[.FT63]-[.FT89]" office:value-type="float" office:value="6100" calcext:value-type="float">
            <text:p>6100</text:p>
          </table:table-cell>
          <table:table-cell table:formula="of:=[.FU37]-[.FU63]-[.FU89]" office:value-type="float" office:value="6440" calcext:value-type="float">
            <text:p>6440</text:p>
          </table:table-cell>
          <table:table-cell table:formula="of:=[.FV37]-[.FV63]-[.FV89]" office:value-type="float" office:value="6645" calcext:value-type="float">
            <text:p>6645</text:p>
          </table:table-cell>
          <table:table-cell table:formula="of:=[.FW37]-[.FW63]-[.FW89]" office:value-type="float" office:value="6868" calcext:value-type="float">
            <text:p>6868</text:p>
          </table:table-cell>
          <table:table-cell table:formula="of:=[.FX37]-[.FX63]-[.FX89]" office:value-type="float" office:value="7059" calcext:value-type="float">
            <text:p>7059</text:p>
          </table:table-cell>
          <table:table-cell table:formula="of:=[.FY37]-[.FY63]-[.FY89]" office:value-type="float" office:value="7395" calcext:value-type="float">
            <text:p>7395</text:p>
          </table:table-cell>
          <table:table-cell table:formula="of:=[.FZ37]-[.FZ63]-[.FZ89]" office:value-type="float" office:value="7716" calcext:value-type="float">
            <text:p>7716</text:p>
          </table:table-cell>
          <table:table-cell table:formula="of:=[.GA37]-[.GA63]-[.GA89]" office:value-type="float" office:value="7865" calcext:value-type="float">
            <text:p>7865</text:p>
          </table:table-cell>
          <table:table-cell table:formula="of:=[.GB37]-[.GB63]-[.GB89]" office:value-type="float" office:value="8192" calcext:value-type="float">
            <text:p>8192</text:p>
          </table:table-cell>
          <table:table-cell table:formula="of:=[.GC37]-[.GC63]-[.GC89]" office:value-type="float" office:value="8316" calcext:value-type="float">
            <text:p>8316</text:p>
          </table:table-cell>
          <table:table-cell table:formula="of:=[.GD37]-[.GD63]-[.GD89]" office:value-type="float" office:value="8623" calcext:value-type="float">
            <text:p>8623</text:p>
          </table:table-cell>
          <table:table-cell table:formula="of:=[.GE37]-[.GE63]-[.GE89]" office:value-type="float" office:value="8977" calcext:value-type="float">
            <text:p>8977</text:p>
          </table:table-cell>
          <table:table-cell table:formula="of:=[.GF37]-[.GF63]-[.GF89]" office:value-type="float" office:value="9304" calcext:value-type="float">
            <text:p>9304</text:p>
          </table:table-cell>
          <table:table-cell table:formula="of:=[.GG37]-[.GG63]-[.GG89]" office:value-type="float" office:value="9630" calcext:value-type="float">
            <text:p>9630</text:p>
          </table:table-cell>
          <table:table-cell table:formula="of:=[.GH37]-[.GH63]-[.GH89]" office:value-type="float" office:value="9875" calcext:value-type="float">
            <text:p>9875</text:p>
          </table:table-cell>
          <table:table-cell table:formula="of:=[.GI37]-[.GI63]-[.GI89]" office:value-type="float" office:value="10224" calcext:value-type="float">
            <text:p>10224</text:p>
          </table:table-cell>
          <table:table-cell table:formula="of:=[.GJ37]-[.GJ63]-[.GJ89]"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  <table:table-cell table:formula="of:=[.FT38]-[.FT64]-[.FT90]" office:value-type="float" office:value="193" calcext:value-type="float">
            <text:p>193</text:p>
          </table:table-cell>
          <table:table-cell table:formula="of:=[.FU38]-[.FU64]-[.FU90]" office:value-type="float" office:value="193" calcext:value-type="float">
            <text:p>193</text:p>
          </table:table-cell>
          <table:table-cell table:formula="of:=[.FV38]-[.FV64]-[.FV90]" office:value-type="float" office:value="193" calcext:value-type="float">
            <text:p>193</text:p>
          </table:table-cell>
          <table:table-cell table:formula="of:=[.FW38]-[.FW64]-[.FW90]" office:value-type="float" office:value="193" calcext:value-type="float">
            <text:p>193</text:p>
          </table:table-cell>
          <table:table-cell table:formula="of:=[.FX38]-[.FX64]-[.FX90]" office:value-type="float" office:value="193" calcext:value-type="float">
            <text:p>193</text:p>
          </table:table-cell>
          <table:table-cell table:formula="of:=[.FY38]-[.FY64]-[.FY90]" office:value-type="float" office:value="193" calcext:value-type="float">
            <text:p>193</text:p>
          </table:table-cell>
          <table:table-cell table:formula="of:=[.FZ38]-[.FZ64]-[.FZ90]" office:value-type="float" office:value="199" calcext:value-type="float">
            <text:p>199</text:p>
          </table:table-cell>
          <table:table-cell table:formula="of:=[.GA38]-[.GA64]-[.GA90]" office:value-type="float" office:value="199" calcext:value-type="float">
            <text:p>199</text:p>
          </table:table-cell>
          <table:table-cell table:formula="of:=[.GB38]-[.GB64]-[.GB90]" office:value-type="float" office:value="203" calcext:value-type="float">
            <text:p>203</text:p>
          </table:table-cell>
          <table:table-cell table:formula="of:=[.GC38]-[.GC64]-[.GC90]" office:value-type="float" office:value="209" calcext:value-type="float">
            <text:p>209</text:p>
          </table:table-cell>
          <table:table-cell table:formula="of:=[.GD38]-[.GD64]-[.GD90]" office:value-type="float" office:value="210" calcext:value-type="float">
            <text:p>210</text:p>
          </table:table-cell>
          <table:table-cell table:formula="of:=[.GE38]-[.GE64]-[.GE90]" office:value-type="float" office:value="210" calcext:value-type="float">
            <text:p>210</text:p>
          </table:table-cell>
          <table:table-cell table:formula="of:=[.GF38]-[.GF64]-[.GF90]" office:value-type="float" office:value="217" calcext:value-type="float">
            <text:p>217</text:p>
          </table:table-cell>
          <table:table-cell table:formula="of:=[.GG38]-[.GG64]-[.GG90]" office:value-type="float" office:value="226" calcext:value-type="float">
            <text:p>226</text:p>
          </table:table-cell>
          <table:table-cell table:formula="of:=[.GH38]-[.GH64]-[.GH90]" office:value-type="float" office:value="230" calcext:value-type="float">
            <text:p>230</text:p>
          </table:table-cell>
          <table:table-cell table:formula="of:=[.GI38]-[.GI64]-[.GI90]" office:value-type="float" office:value="239" calcext:value-type="float">
            <text:p>239</text:p>
          </table:table-cell>
          <table:table-cell table:formula="of:=[.GJ38]-[.GJ64]-[.GJ90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  <table:table-cell table:formula="of:=[.FT39]-[.FT65]-[.FT91]" office:value-type="float" office:value="1009" calcext:value-type="float">
            <text:p>1009</text:p>
          </table:table-cell>
          <table:table-cell table:formula="of:=[.FU39]-[.FU65]-[.FU91]" office:value-type="float" office:value="1099" calcext:value-type="float">
            <text:p>1099</text:p>
          </table:table-cell>
          <table:table-cell table:formula="of:=[.FV39]-[.FV65]-[.FV91]" office:value-type="float" office:value="1132" calcext:value-type="float">
            <text:p>1132</text:p>
          </table:table-cell>
          <table:table-cell table:formula="of:=[.FW39]-[.FW65]-[.FW91]" office:value-type="float" office:value="1168" calcext:value-type="float">
            <text:p>1168</text:p>
          </table:table-cell>
          <table:table-cell table:formula="of:=[.FX39]-[.FX65]-[.FX91]" office:value-type="float" office:value="1221" calcext:value-type="float">
            <text:p>1221</text:p>
          </table:table-cell>
          <table:table-cell table:formula="of:=[.FY39]-[.FY65]-[.FY91]" office:value-type="float" office:value="1281" calcext:value-type="float">
            <text:p>1281</text:p>
          </table:table-cell>
          <table:table-cell table:formula="of:=[.FZ39]-[.FZ65]-[.FZ91]" office:value-type="float" office:value="1309" calcext:value-type="float">
            <text:p>1309</text:p>
          </table:table-cell>
          <table:table-cell table:formula="of:=[.GA39]-[.GA65]-[.GA91]" office:value-type="float" office:value="1366" calcext:value-type="float">
            <text:p>1366</text:p>
          </table:table-cell>
          <table:table-cell table:formula="of:=[.GB39]-[.GB65]-[.GB91]" office:value-type="float" office:value="1537" calcext:value-type="float">
            <text:p>1537</text:p>
          </table:table-cell>
          <table:table-cell table:formula="of:=[.GC39]-[.GC65]-[.GC91]" office:value-type="float" office:value="1569" calcext:value-type="float">
            <text:p>1569</text:p>
          </table:table-cell>
          <table:table-cell table:formula="of:=[.GD39]-[.GD65]-[.GD91]" office:value-type="float" office:value="1636" calcext:value-type="float">
            <text:p>1636</text:p>
          </table:table-cell>
          <table:table-cell table:formula="of:=[.GE39]-[.GE65]-[.GE91]" office:value-type="float" office:value="1729" calcext:value-type="float">
            <text:p>1729</text:p>
          </table:table-cell>
          <table:table-cell table:formula="of:=[.GF39]-[.GF65]-[.GF91]" office:value-type="float" office:value="1828" calcext:value-type="float">
            <text:p>1828</text:p>
          </table:table-cell>
          <table:table-cell table:formula="of:=[.GG39]-[.GG65]-[.GG91]" office:value-type="float" office:value="1886" calcext:value-type="float">
            <text:p>1886</text:p>
          </table:table-cell>
          <table:table-cell table:formula="of:=[.GH39]-[.GH65]-[.GH91]" office:value-type="float" office:value="1977" calcext:value-type="float">
            <text:p>1977</text:p>
          </table:table-cell>
          <table:table-cell table:formula="of:=[.GI39]-[.GI65]-[.GI91]" office:value-type="float" office:value="2060" calcext:value-type="float">
            <text:p>2060</text:p>
          </table:table-cell>
          <table:table-cell table:formula="of:=[.GJ39]-[.GJ65]-[.GJ91]"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  <table:table-cell table:formula="of:=[.FT40]-[.FT66]-[.FT92]" office:value-type="float" office:value="4530" calcext:value-type="float">
            <text:p>4530</text:p>
          </table:table-cell>
          <table:table-cell table:formula="of:=[.FU40]-[.FU66]-[.FU92]" office:value-type="float" office:value="4699" calcext:value-type="float">
            <text:p>4699</text:p>
          </table:table-cell>
          <table:table-cell table:formula="of:=[.FV40]-[.FV66]-[.FV92]" office:value-type="float" office:value="4959" calcext:value-type="float">
            <text:p>4959</text:p>
          </table:table-cell>
          <table:table-cell table:formula="of:=[.FW40]-[.FW66]-[.FW92]" office:value-type="float" office:value="5231" calcext:value-type="float">
            <text:p>5231</text:p>
          </table:table-cell>
          <table:table-cell table:formula="of:=[.FX40]-[.FX66]-[.FX92]" office:value-type="float" office:value="5481" calcext:value-type="float">
            <text:p>5481</text:p>
          </table:table-cell>
          <table:table-cell table:formula="of:=[.FY40]-[.FY66]-[.FY92]" office:value-type="float" office:value="5820" calcext:value-type="float">
            <text:p>5820</text:p>
          </table:table-cell>
          <table:table-cell table:formula="of:=[.FZ40]-[.FZ66]-[.FZ92]" office:value-type="float" office:value="6110" calcext:value-type="float">
            <text:p>6110</text:p>
          </table:table-cell>
          <table:table-cell table:formula="of:=[.GA40]-[.GA66]-[.GA92]" office:value-type="float" office:value="6422" calcext:value-type="float">
            <text:p>6422</text:p>
          </table:table-cell>
          <table:table-cell table:formula="of:=[.GB40]-[.GB66]-[.GB92]" office:value-type="float" office:value="6700" calcext:value-type="float">
            <text:p>6700</text:p>
          </table:table-cell>
          <table:table-cell table:formula="of:=[.GC40]-[.GC66]-[.GC92]" office:value-type="float" office:value="7058" calcext:value-type="float">
            <text:p>7058</text:p>
          </table:table-cell>
          <table:table-cell table:formula="of:=[.GD40]-[.GD66]-[.GD92]" office:value-type="float" office:value="7467" calcext:value-type="float">
            <text:p>7467</text:p>
          </table:table-cell>
          <table:table-cell table:formula="of:=[.GE40]-[.GE66]-[.GE92]" office:value-type="float" office:value="8010" calcext:value-type="float">
            <text:p>8010</text:p>
          </table:table-cell>
          <table:table-cell table:formula="of:=[.GF40]-[.GF66]-[.GF92]" office:value-type="float" office:value="8661" calcext:value-type="float">
            <text:p>8661</text:p>
          </table:table-cell>
          <table:table-cell table:formula="of:=[.GG40]-[.GG66]-[.GG92]" office:value-type="float" office:value="9143" calcext:value-type="float">
            <text:p>9143</text:p>
          </table:table-cell>
          <table:table-cell table:formula="of:=[.GH40]-[.GH66]-[.GH92]" office:value-type="float" office:value="9555" calcext:value-type="float">
            <text:p>9555</text:p>
          </table:table-cell>
          <table:table-cell table:formula="of:=[.GI40]-[.GI66]-[.GI92]" office:value-type="float" office:value="10174" calcext:value-type="float">
            <text:p>10174</text:p>
          </table:table-cell>
          <table:table-cell table:formula="of:=[.GJ40]-[.GJ66]-[.GJ92]" office:value-type="float" office:value="10673" calcext:value-type="float">
            <text:p>106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4" calcext:value-type="float">
            <text:p>54</text:p>
          </table:table-cell>
          <table:table-cell table:formula="of:=[.FS41]-[.FS67]-[.FS93]" office:value-type="float" office:value="54" calcext:value-type="float">
            <text:p>54</text:p>
          </table:table-cell>
          <table:table-cell table:formula="of:=[.FT41]-[.FT67]-[.FT93]" office:value-type="float" office:value="54" calcext:value-type="float">
            <text:p>54</text:p>
          </table:table-cell>
          <table:table-cell table:formula="of:=[.FU41]-[.FU67]-[.FU93]" office:value-type="float" office:value="56" calcext:value-type="float">
            <text:p>56</text:p>
          </table:table-cell>
          <table:table-cell table:formula="of:=[.FV41]-[.FV67]-[.FV93]" office:value-type="float" office:value="56" calcext:value-type="float">
            <text:p>56</text:p>
          </table:table-cell>
          <table:table-cell table:formula="of:=[.FW41]-[.FW67]-[.FW93]" office:value-type="float" office:value="56" calcext:value-type="float">
            <text:p>56</text:p>
          </table:table-cell>
          <table:table-cell table:formula="of:=[.FX41]-[.FX67]-[.FX93]" office:value-type="float" office:value="56" calcext:value-type="float">
            <text:p>56</text:p>
          </table:table-cell>
          <table:table-cell table:formula="of:=[.FY41]-[.FY67]-[.FY93]" office:value-type="float" office:value="57" calcext:value-type="float">
            <text:p>57</text:p>
          </table:table-cell>
          <table:table-cell table:formula="of:=[.FZ41]-[.FZ67]-[.FZ93]" office:value-type="float" office:value="58" calcext:value-type="float">
            <text:p>58</text:p>
          </table:table-cell>
          <table:table-cell table:formula="of:=[.GA41]-[.GA67]-[.GA93]" office:value-type="float" office:value="60" calcext:value-type="float">
            <text:p>60</text:p>
          </table:table-cell>
          <table:table-cell table:formula="of:=[.GB41]-[.GB67]-[.GB93]" office:value-type="float" office:value="60" calcext:value-type="float">
            <text:p>60</text:p>
          </table:table-cell>
          <table:table-cell table:formula="of:=[.GC41]-[.GC67]-[.GC93]" office:value-type="float" office:value="62" calcext:value-type="float">
            <text:p>62</text:p>
          </table:table-cell>
          <table:table-cell table:formula="of:=[.GD41]-[.GD67]-[.GD93]" office:value-type="float" office:value="62" calcext:value-type="float">
            <text:p>62</text:p>
          </table:table-cell>
          <table:table-cell table:formula="of:=[.GE41]-[.GE67]-[.GE93]" office:value-type="float" office:value="62" calcext:value-type="float">
            <text:p>62</text:p>
          </table:table-cell>
          <table:table-cell table:formula="of:=[.GF41]-[.GF67]-[.GF93]" office:value-type="float" office:value="63" calcext:value-type="float">
            <text:p>63</text:p>
          </table:table-cell>
          <table:table-cell table:formula="of:=[.GG41]-[.GG67]-[.GG93]" office:value-type="float" office:value="63" calcext:value-type="float">
            <text:p>63</text:p>
          </table:table-cell>
          <table:table-cell table:formula="of:=[.GH41]-[.GH67]-[.GH93]" office:value-type="float" office:value="65" calcext:value-type="float">
            <text:p>65</text:p>
          </table:table-cell>
          <table:table-cell table:formula="of:=[.GI41]-[.GI67]-[.GI93]" office:value-type="float" office:value="67" calcext:value-type="float">
            <text:p>67</text:p>
          </table:table-cell>
          <table:table-cell table:formula="of:=[.GJ41]-[.GJ67]-[.GJ93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  <table:table-cell table:formula="of:=[.FT42]-[.FT68]-[.FT94]" office:value-type="float" office:value="2239" calcext:value-type="float">
            <text:p>2239</text:p>
          </table:table-cell>
          <table:table-cell table:formula="of:=[.FU42]-[.FU68]-[.FU94]" office:value-type="float" office:value="2252" calcext:value-type="float">
            <text:p>2252</text:p>
          </table:table-cell>
          <table:table-cell table:formula="of:=[.FV42]-[.FV68]-[.FV94]" office:value-type="float" office:value="2373" calcext:value-type="float">
            <text:p>2373</text:p>
          </table:table-cell>
          <table:table-cell table:formula="of:=[.FW42]-[.FW68]-[.FW94]" office:value-type="float" office:value="2505" calcext:value-type="float">
            <text:p>2505</text:p>
          </table:table-cell>
          <table:table-cell table:formula="of:=[.FX42]-[.FX68]-[.FX94]" office:value-type="float" office:value="2624" calcext:value-type="float">
            <text:p>2624</text:p>
          </table:table-cell>
          <table:table-cell table:formula="of:=[.FY42]-[.FY68]-[.FY94]" office:value-type="float" office:value="2720" calcext:value-type="float">
            <text:p>2720</text:p>
          </table:table-cell>
          <table:table-cell table:formula="of:=[.FZ42]-[.FZ68]-[.FZ94]" office:value-type="float" office:value="2797" calcext:value-type="float">
            <text:p>2797</text:p>
          </table:table-cell>
          <table:table-cell table:formula="of:=[.GA42]-[.GA68]-[.GA94]" office:value-type="float" office:value="2883" calcext:value-type="float">
            <text:p>2883</text:p>
          </table:table-cell>
          <table:table-cell table:formula="of:=[.GB42]-[.GB68]-[.GB94]" office:value-type="float" office:value="2985" calcext:value-type="float">
            <text:p>2985</text:p>
          </table:table-cell>
          <table:table-cell table:formula="of:=[.GC42]-[.GC68]-[.GC94]" office:value-type="float" office:value="3117" calcext:value-type="float">
            <text:p>3117</text:p>
          </table:table-cell>
          <table:table-cell table:formula="of:=[.GD42]-[.GD68]-[.GD94]" office:value-type="float" office:value="3208" calcext:value-type="float">
            <text:p>3208</text:p>
          </table:table-cell>
          <table:table-cell table:formula="of:=[.GE42]-[.GE68]-[.GE94]" office:value-type="float" office:value="3340" calcext:value-type="float">
            <text:p>3340</text:p>
          </table:table-cell>
          <table:table-cell table:formula="of:=[.GF42]-[.GF68]-[.GF94]" office:value-type="float" office:value="3413" calcext:value-type="float">
            <text:p>3413</text:p>
          </table:table-cell>
          <table:table-cell table:formula="of:=[.GG42]-[.GG68]-[.GG94]" office:value-type="float" office:value="3583" calcext:value-type="float">
            <text:p>3583</text:p>
          </table:table-cell>
          <table:table-cell table:formula="of:=[.GH42]-[.GH68]-[.GH94]" office:value-type="float" office:value="3755" calcext:value-type="float">
            <text:p>3755</text:p>
          </table:table-cell>
          <table:table-cell table:formula="of:=[.GI42]-[.GI68]-[.GI94]" office:value-type="float" office:value="3891" calcext:value-type="float">
            <text:p>3891</text:p>
          </table:table-cell>
          <table:table-cell table:formula="of:=[.GJ42]-[.GJ68]-[.GJ94]" office:value-type="float" office:value="3978" calcext:value-type="float">
            <text:p>39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  <table:table-cell table:formula="of:=[.FT43]-[.FT69]-[.FT95]" office:value-type="float" office:value="4573" calcext:value-type="float">
            <text:p>4573</text:p>
          </table:table-cell>
          <table:table-cell table:formula="of:=[.FU43]-[.FU69]-[.FU95]" office:value-type="float" office:value="4630" calcext:value-type="float">
            <text:p>4630</text:p>
          </table:table-cell>
          <table:table-cell table:formula="of:=[.FV43]-[.FV69]-[.FV95]" office:value-type="float" office:value="4800" calcext:value-type="float">
            <text:p>4800</text:p>
          </table:table-cell>
          <table:table-cell table:formula="of:=[.FW43]-[.FW69]-[.FW95]" office:value-type="float" office:value="5024" calcext:value-type="float">
            <text:p>5024</text:p>
          </table:table-cell>
          <table:table-cell table:formula="of:=[.FX43]-[.FX69]-[.FX95]" office:value-type="float" office:value="5285" calcext:value-type="float">
            <text:p>5285</text:p>
          </table:table-cell>
          <table:table-cell table:formula="of:=[.FY43]-[.FY69]-[.FY95]" office:value-type="float" office:value="5431" calcext:value-type="float">
            <text:p>5431</text:p>
          </table:table-cell>
          <table:table-cell table:formula="of:=[.FZ43]-[.FZ69]-[.FZ95]" office:value-type="float" office:value="5617" calcext:value-type="float">
            <text:p>5617</text:p>
          </table:table-cell>
          <table:table-cell table:formula="of:=[.GA43]-[.GA69]-[.GA95]" office:value-type="float" office:value="5696" calcext:value-type="float">
            <text:p>5696</text:p>
          </table:table-cell>
          <table:table-cell table:formula="of:=[.GB43]-[.GB69]-[.GB95]" office:value-type="float" office:value="5820" calcext:value-type="float">
            <text:p>5820</text:p>
          </table:table-cell>
          <table:table-cell table:formula="of:=[.GC43]-[.GC69]-[.GC95]" office:value-type="float" office:value="5996" calcext:value-type="float">
            <text:p>5996</text:p>
          </table:table-cell>
          <table:table-cell table:formula="of:=[.GD43]-[.GD69]-[.GD95]" office:value-type="float" office:value="6162" calcext:value-type="float">
            <text:p>6162</text:p>
          </table:table-cell>
          <table:table-cell table:formula="of:=[.GE43]-[.GE69]-[.GE95]" office:value-type="float" office:value="6314" calcext:value-type="float">
            <text:p>6314</text:p>
          </table:table-cell>
          <table:table-cell table:formula="of:=[.GF43]-[.GF69]-[.GF95]" office:value-type="float" office:value="6569" calcext:value-type="float">
            <text:p>6569</text:p>
          </table:table-cell>
          <table:table-cell table:formula="of:=[.GG43]-[.GG69]-[.GG95]" office:value-type="float" office:value="6733" calcext:value-type="float">
            <text:p>6733</text:p>
          </table:table-cell>
          <table:table-cell table:formula="of:=[.GH43]-[.GH69]-[.GH95]" office:value-type="float" office:value="6785" calcext:value-type="float">
            <text:p>6785</text:p>
          </table:table-cell>
          <table:table-cell table:formula="of:=[.GI43]-[.GI69]-[.GI95]" office:value-type="float" office:value="6987" calcext:value-type="float">
            <text:p>6987</text:p>
          </table:table-cell>
          <table:table-cell table:formula="of:=[.GJ43]-[.GJ69]-[.GJ95]" office:value-type="float" office:value="7278" calcext:value-type="float">
            <text:p>72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  <table:table-cell table:formula="of:=[.FT44]-[.FT70]-[.FT96]" office:value-type="float" office:value="1806" calcext:value-type="float">
            <text:p>1806</text:p>
          </table:table-cell>
          <table:table-cell table:formula="of:=[.FU44]-[.FU70]-[.FU96]" office:value-type="float" office:value="1900" calcext:value-type="float">
            <text:p>1900</text:p>
          </table:table-cell>
          <table:table-cell table:formula="of:=[.FV44]-[.FV70]-[.FV96]" office:value-type="float" office:value="2075" calcext:value-type="float">
            <text:p>2075</text:p>
          </table:table-cell>
          <table:table-cell table:formula="of:=[.FW44]-[.FW70]-[.FW96]" office:value-type="float" office:value="2246" calcext:value-type="float">
            <text:p>2246</text:p>
          </table:table-cell>
          <table:table-cell table:formula="of:=[.FX44]-[.FX70]-[.FX96]" office:value-type="float" office:value="2424" calcext:value-type="float">
            <text:p>2424</text:p>
          </table:table-cell>
          <table:table-cell table:formula="of:=[.FY44]-[.FY70]-[.FY96]" office:value-type="float" office:value="2688" calcext:value-type="float">
            <text:p>2688</text:p>
          </table:table-cell>
          <table:table-cell table:formula="of:=[.FZ44]-[.FZ70]-[.FZ96]" office:value-type="float" office:value="2870" calcext:value-type="float">
            <text:p>2870</text:p>
          </table:table-cell>
          <table:table-cell table:formula="of:=[.GA44]-[.GA70]-[.GA96]" office:value-type="float" office:value="3118" calcext:value-type="float">
            <text:p>3118</text:p>
          </table:table-cell>
          <table:table-cell table:formula="of:=[.GB44]-[.GB70]-[.GB96]" office:value-type="float" office:value="3273" calcext:value-type="float">
            <text:p>3273</text:p>
          </table:table-cell>
          <table:table-cell table:formula="of:=[.GC44]-[.GC70]-[.GC96]" office:value-type="float" office:value="3456" calcext:value-type="float">
            <text:p>3456</text:p>
          </table:table-cell>
          <table:table-cell table:formula="of:=[.GD44]-[.GD70]-[.GD96]" office:value-type="float" office:value="3636" calcext:value-type="float">
            <text:p>3636</text:p>
          </table:table-cell>
          <table:table-cell table:formula="of:=[.GE44]-[.GE70]-[.GE96]" office:value-type="float" office:value="3876" calcext:value-type="float">
            <text:p>3876</text:p>
          </table:table-cell>
          <table:table-cell table:formula="of:=[.GF44]-[.GF70]-[.GF96]" office:value-type="float" office:value="4137" calcext:value-type="float">
            <text:p>4137</text:p>
          </table:table-cell>
          <table:table-cell table:formula="of:=[.GG44]-[.GG70]-[.GG96]" office:value-type="float" office:value="4415" calcext:value-type="float">
            <text:p>4415</text:p>
          </table:table-cell>
          <table:table-cell table:formula="of:=[.GH44]-[.GH70]-[.GH96]" office:value-type="float" office:value="4568" calcext:value-type="float">
            <text:p>4568</text:p>
          </table:table-cell>
          <table:table-cell table:formula="of:=[.GI44]-[.GI70]-[.GI96]" office:value-type="float" office:value="4759" calcext:value-type="float">
            <text:p>4759</text:p>
          </table:table-cell>
          <table:table-cell table:formula="of:=[.GJ44]-[.GJ70]-[.GJ96]" office:value-type="float" office:value="5041" calcext:value-type="float">
            <text:p>50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  <table:table-cell table:style-name="ce8" table:formula="of:=[.FT45]-[.FT71]-[.FT97]" office:value-type="float" office:value="58" calcext:value-type="float">
            <text:p>58</text:p>
          </table:table-cell>
          <table:table-cell table:style-name="ce8" table:formula="of:=[.FU45]-[.FU71]-[.FU97]" office:value-type="float" office:value="96" calcext:value-type="float">
            <text:p>96</text:p>
          </table:table-cell>
          <table:table-cell table:style-name="ce8" table:formula="of:=[.FV45]-[.FV71]-[.FV97]" office:value-type="float" office:value="110" calcext:value-type="float">
            <text:p>110</text:p>
          </table:table-cell>
          <table:table-cell table:style-name="ce8" table:formula="of:=[.FW45]-[.FW71]-[.FW97]" office:value-type="float" office:value="146" calcext:value-type="float">
            <text:p>146</text:p>
          </table:table-cell>
          <table:table-cell table:style-name="ce8" table:formula="of:=[.FX45]-[.FX71]-[.FX97]" office:value-type="float" office:value="182" calcext:value-type="float">
            <text:p>182</text:p>
          </table:table-cell>
          <table:table-cell table:style-name="ce8" table:formula="of:=[.FY45]-[.FY71]-[.FY97]" office:value-type="float" office:value="193" calcext:value-type="float">
            <text:p>193</text:p>
          </table:table-cell>
          <table:table-cell table:style-name="ce8" table:formula="of:=[.FZ45]-[.FZ71]-[.FZ97]" office:value-type="float" office:value="206" calcext:value-type="float">
            <text:p>206</text:p>
          </table:table-cell>
          <table:table-cell table:style-name="ce8" table:formula="of:=[.GA45]-[.GA71]-[.GA97]" office:value-type="float" office:value="220" calcext:value-type="float">
            <text:p>220</text:p>
          </table:table-cell>
          <table:table-cell table:style-name="ce8" table:formula="of:=[.GB45]-[.GB71]-[.GB97]" office:value-type="float" office:value="222" calcext:value-type="float">
            <text:p>222</text:p>
          </table:table-cell>
          <table:table-cell table:style-name="ce8" table:formula="of:=[.GC45]-[.GC71]-[.GC97]" office:value-type="float" office:value="222" calcext:value-type="float">
            <text:p>222</text:p>
          </table:table-cell>
          <table:table-cell table:style-name="ce8" table:formula="of:=[.GD45]-[.GD71]-[.GD97]" office:value-type="float" office:value="254" calcext:value-type="float">
            <text:p>254</text:p>
          </table:table-cell>
          <table:table-cell table:style-name="ce8" table:formula="of:=[.GE45]-[.GE71]-[.GE97]" office:value-type="float" office:value="328" calcext:value-type="float">
            <text:p>328</text:p>
          </table:table-cell>
          <table:table-cell table:style-name="ce8" table:formula="of:=[.GF45]-[.GF71]-[.GF97]" office:value-type="float" office:value="357" calcext:value-type="float">
            <text:p>357</text:p>
          </table:table-cell>
          <table:table-cell table:style-name="ce8" table:formula="of:=[.GG45]-[.GG71]-[.GG97]" office:value-type="float" office:value="363" calcext:value-type="float">
            <text:p>363</text:p>
          </table:table-cell>
          <table:table-cell table:style-name="ce8" table:formula="of:=[.GH45]-[.GH71]-[.GH97]" office:value-type="float" office:value="363" calcext:value-type="float">
            <text:p>363</text:p>
          </table:table-cell>
          <table:table-cell table:style-name="ce8" table:formula="of:=[.GI45]-[.GI71]-[.GI97]" office:value-type="float" office:value="363" calcext:value-type="float">
            <text:p>363</text:p>
          </table:table-cell>
          <table:table-cell table:style-name="ce8" table:formula="of:=[.GJ45]-[.GJ71]-[.GJ97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0" calcext:value-type="float">
            <text:p>40</text:p>
          </table:table-cell>
          <table:table-cell table:formula="of:=[.FT46]-[.FT72]-[.FT98]" office:value-type="float" office:value="40" calcext:value-type="float">
            <text:p>40</text:p>
          </table:table-cell>
          <table:table-cell table:formula="of:=[.FU46]-[.FU72]-[.FU98]" office:value-type="float" office:value="40" calcext:value-type="float">
            <text:p>40</text:p>
          </table:table-cell>
          <table:table-cell table:formula="of:=[.FV46]-[.FV72]-[.FV98]" office:value-type="float" office:value="40" calcext:value-type="float">
            <text:p>40</text:p>
          </table:table-cell>
          <table:table-cell table:formula="of:=[.FW46]-[.FW72]-[.FW98]" office:value-type="float" office:value="44" calcext:value-type="float">
            <text:p>44</text:p>
          </table:table-cell>
          <table:table-cell table:formula="of:=[.FX46]-[.FX72]-[.FX98]" office:value-type="float" office:value="51" calcext:value-type="float">
            <text:p>51</text:p>
          </table:table-cell>
          <table:table-cell table:formula="of:=[.FY46]-[.FY72]-[.FY98]" office:value-type="float" office:value="61" calcext:value-type="float">
            <text:p>61</text:p>
          </table:table-cell>
          <table:table-cell table:formula="of:=[.FZ46]-[.FZ72]-[.FZ98]" office:value-type="float" office:value="85" calcext:value-type="float">
            <text:p>85</text:p>
          </table:table-cell>
          <table:table-cell table:formula="of:=[.GA46]-[.GA72]-[.GA98]" office:value-type="float" office:value="85" calcext:value-type="float">
            <text:p>85</text:p>
          </table:table-cell>
          <table:table-cell table:formula="of:=[.GB46]-[.GB72]-[.GB98]" office:value-type="float" office:value="147" calcext:value-type="float">
            <text:p>147</text:p>
          </table:table-cell>
          <table:table-cell table:formula="of:=[.GC46]-[.GC72]-[.GC98]" office:value-type="float" office:value="156" calcext:value-type="float">
            <text:p>156</text:p>
          </table:table-cell>
          <table:table-cell table:formula="of:=[.GD46]-[.GD72]-[.GD98]" office:value-type="float" office:value="177" calcext:value-type="float">
            <text:p>177</text:p>
          </table:table-cell>
          <table:table-cell table:formula="of:=[.GE46]-[.GE72]-[.GE98]" office:value-type="float" office:value="195" calcext:value-type="float">
            <text:p>195</text:p>
          </table:table-cell>
          <table:table-cell table:formula="of:=[.GF46]-[.GF72]-[.GF98]" office:value-type="float" office:value="210" calcext:value-type="float">
            <text:p>210</text:p>
          </table:table-cell>
          <table:table-cell table:formula="of:=[.GG46]-[.GG72]-[.GG98]" office:value-type="float" office:value="245" calcext:value-type="float">
            <text:p>245</text:p>
          </table:table-cell>
          <table:table-cell table:formula="of:=[.GH46]-[.GH72]-[.GH98]" office:value-type="float" office:value="247" calcext:value-type="float">
            <text:p>247</text:p>
          </table:table-cell>
          <table:table-cell table:formula="of:=[.GI46]-[.GI72]-[.GI98]" office:value-type="float" office:value="307" calcext:value-type="float">
            <text:p>307</text:p>
          </table:table-cell>
          <table:table-cell table:formula="of:=[.GJ46]-[.GJ72]-[.GJ98]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  <table:table-cell table:formula="of:=[.FT47]-[.FT73]-[.FT99]" office:value-type="float" office:value="1326" calcext:value-type="float">
            <text:p>1326</text:p>
          </table:table-cell>
          <table:table-cell table:formula="of:=[.FU47]-[.FU73]-[.FU99]" office:value-type="float" office:value="1368" calcext:value-type="float">
            <text:p>1368</text:p>
          </table:table-cell>
          <table:table-cell table:formula="of:=[.FV47]-[.FV73]-[.FV99]" office:value-type="float" office:value="1406" calcext:value-type="float">
            <text:p>1406</text:p>
          </table:table-cell>
          <table:table-cell table:formula="of:=[.FW47]-[.FW73]-[.FW99]" office:value-type="float" office:value="1469" calcext:value-type="float">
            <text:p>1469</text:p>
          </table:table-cell>
          <table:table-cell table:formula="of:=[.FX47]-[.FX73]-[.FX99]" office:value-type="float" office:value="1520" calcext:value-type="float">
            <text:p>1520</text:p>
          </table:table-cell>
          <table:table-cell table:formula="of:=[.FY47]-[.FY73]-[.FY99]" office:value-type="float" office:value="1606" calcext:value-type="float">
            <text:p>1606</text:p>
          </table:table-cell>
          <table:table-cell table:formula="of:=[.FZ47]-[.FZ73]-[.FZ99]" office:value-type="float" office:value="1638" calcext:value-type="float">
            <text:p>1638</text:p>
          </table:table-cell>
          <table:table-cell table:formula="of:=[.GA47]-[.GA73]-[.GA99]" office:value-type="float" office:value="1722" calcext:value-type="float">
            <text:p>1722</text:p>
          </table:table-cell>
          <table:table-cell table:formula="of:=[.GB47]-[.GB73]-[.GB99]" office:value-type="float" office:value="1759" calcext:value-type="float">
            <text:p>1759</text:p>
          </table:table-cell>
          <table:table-cell table:formula="of:=[.GC47]-[.GC73]-[.GC99]" office:value-type="float" office:value="1795" calcext:value-type="float">
            <text:p>1795</text:p>
          </table:table-cell>
          <table:table-cell table:formula="of:=[.GD47]-[.GD73]-[.GD99]" office:value-type="float" office:value="1901" calcext:value-type="float">
            <text:p>1901</text:p>
          </table:table-cell>
          <table:table-cell table:formula="of:=[.GE47]-[.GE73]-[.GE99]" office:value-type="float" office:value="1948" calcext:value-type="float">
            <text:p>1948</text:p>
          </table:table-cell>
          <table:table-cell table:formula="of:=[.GF47]-[.GF73]-[.GF99]" office:value-type="float" office:value="2014" calcext:value-type="float">
            <text:p>2014</text:p>
          </table:table-cell>
          <table:table-cell table:formula="of:=[.GG47]-[.GG73]-[.GG99]" office:value-type="float" office:value="2152" calcext:value-type="float">
            <text:p>2152</text:p>
          </table:table-cell>
          <table:table-cell table:formula="of:=[.GH47]-[.GH73]-[.GH99]" office:value-type="float" office:value="2273" calcext:value-type="float">
            <text:p>2273</text:p>
          </table:table-cell>
          <table:table-cell table:formula="of:=[.GI47]-[.GI73]-[.GI99]" office:value-type="float" office:value="2303" calcext:value-type="float">
            <text:p>2303</text:p>
          </table:table-cell>
          <table:table-cell table:formula="of:=[.GJ47]-[.GJ73]-[.GJ99]" office:value-type="float" office:value="2374" calcext:value-type="float">
            <text:p>23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  <table:table-cell table:formula="of:=[.FT48]-[.FT74]-[.FT100]" office:value-type="float" office:value="4766" calcext:value-type="float">
            <text:p>4766</text:p>
          </table:table-cell>
          <table:table-cell table:formula="of:=[.FU48]-[.FU74]-[.FU100]" office:value-type="float" office:value="4968" calcext:value-type="float">
            <text:p>4968</text:p>
          </table:table-cell>
          <table:table-cell table:formula="of:=[.FV48]-[.FV74]-[.FV100]" office:value-type="float" office:value="5319" calcext:value-type="float">
            <text:p>5319</text:p>
          </table:table-cell>
          <table:table-cell table:formula="of:=[.FW48]-[.FW74]-[.FW100]" office:value-type="float" office:value="5696" calcext:value-type="float">
            <text:p>5696</text:p>
          </table:table-cell>
          <table:table-cell table:formula="of:=[.FX48]-[.FX74]-[.FX100]" office:value-type="float" office:value="6163" calcext:value-type="float">
            <text:p>6163</text:p>
          </table:table-cell>
          <table:table-cell table:formula="of:=[.FY48]-[.FY74]-[.FY100]" office:value-type="float" office:value="6666" calcext:value-type="float">
            <text:p>6666</text:p>
          </table:table-cell>
          <table:table-cell table:formula="of:=[.FZ48]-[.FZ74]-[.FZ100]" office:value-type="float" office:value="7071" calcext:value-type="float">
            <text:p>7071</text:p>
          </table:table-cell>
          <table:table-cell table:formula="of:=[.GA48]-[.GA74]-[.GA100]" office:value-type="float" office:value="7351" calcext:value-type="float">
            <text:p>7351</text:p>
          </table:table-cell>
          <table:table-cell table:formula="of:=[.GB48]-[.GB74]-[.GB100]" office:value-type="float" office:value="7816" calcext:value-type="float">
            <text:p>7816</text:p>
          </table:table-cell>
          <table:table-cell table:formula="of:=[.GC48]-[.GC74]-[.GC100]" office:value-type="float" office:value="8488" calcext:value-type="float">
            <text:p>8488</text:p>
          </table:table-cell>
          <table:table-cell table:formula="of:=[.GD48]-[.GD74]-[.GD100]" office:value-type="float" office:value="9232" calcext:value-type="float">
            <text:p>9232</text:p>
          </table:table-cell>
          <table:table-cell table:formula="of:=[.GE48]-[.GE74]-[.GE100]" office:value-type="float" office:value="9991" calcext:value-type="float">
            <text:p>9991</text:p>
          </table:table-cell>
          <table:table-cell table:formula="of:=[.GF48]-[.GF74]-[.GF100]" office:value-type="float" office:value="10697" calcext:value-type="float">
            <text:p>10697</text:p>
          </table:table-cell>
          <table:table-cell table:formula="of:=[.GG48]-[.GG74]-[.GG100]" office:value-type="float" office:value="11389" calcext:value-type="float">
            <text:p>11389</text:p>
          </table:table-cell>
          <table:table-cell table:formula="of:=[.GH48]-[.GH74]-[.GH100]" office:value-type="float" office:value="11993" calcext:value-type="float">
            <text:p>11993</text:p>
          </table:table-cell>
          <table:table-cell table:formula="of:=[.GI48]-[.GI74]-[.GI100]" office:value-type="float" office:value="12497" calcext:value-type="float">
            <text:p>12497</text:p>
          </table:table-cell>
          <table:table-cell table:formula="of:=[.GJ48]-[.GJ74]-[.GJ100]" office:value-type="float" office:value="13467" calcext:value-type="float">
            <text:p>134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  <table:table-cell table:formula="of:=[.FT49]-[.FT75]-[.FT101]" office:value-type="float" office:value="515" calcext:value-type="float">
            <text:p>515</text:p>
          </table:table-cell>
          <table:table-cell table:formula="of:=[.FU49]-[.FU75]-[.FU101]" office:value-type="float" office:value="579" calcext:value-type="float">
            <text:p>579</text:p>
          </table:table-cell>
          <table:table-cell table:formula="of:=[.FV49]-[.FV75]-[.FV101]" office:value-type="float" office:value="648" calcext:value-type="float">
            <text:p>648</text:p>
          </table:table-cell>
          <table:table-cell table:formula="of:=[.FW49]-[.FW75]-[.FW101]" office:value-type="float" office:value="686" calcext:value-type="float">
            <text:p>686</text:p>
          </table:table-cell>
          <table:table-cell table:formula="of:=[.FX49]-[.FX75]-[.FX101]" office:value-type="float" office:value="739" calcext:value-type="float">
            <text:p>739</text:p>
          </table:table-cell>
          <table:table-cell table:formula="of:=[.FY49]-[.FY75]-[.FY101]" office:value-type="float" office:value="783" calcext:value-type="float">
            <text:p>783</text:p>
          </table:table-cell>
          <table:table-cell table:formula="of:=[.FZ49]-[.FZ75]-[.FZ101]" office:value-type="float" office:value="832" calcext:value-type="float">
            <text:p>832</text:p>
          </table:table-cell>
          <table:table-cell table:formula="of:=[.GA49]-[.GA75]-[.GA101]" office:value-type="float" office:value="888" calcext:value-type="float">
            <text:p>888</text:p>
          </table:table-cell>
          <table:table-cell table:formula="of:=[.GB49]-[.GB75]-[.GB101]" office:value-type="float" office:value="927" calcext:value-type="float">
            <text:p>927</text:p>
          </table:table-cell>
          <table:table-cell table:formula="of:=[.GC49]-[.GC75]-[.GC101]" office:value-type="float" office:value="964" calcext:value-type="float">
            <text:p>964</text:p>
          </table:table-cell>
          <table:table-cell table:formula="of:=[.GD49]-[.GD75]-[.GD101]" office:value-type="float" office:value="1019" calcext:value-type="float">
            <text:p>1019</text:p>
          </table:table-cell>
          <table:table-cell table:formula="of:=[.GE49]-[.GE75]-[.GE101]" office:value-type="float" office:value="1083" calcext:value-type="float">
            <text:p>1083</text:p>
          </table:table-cell>
          <table:table-cell table:formula="of:=[.GF49]-[.GF75]-[.GF101]" office:value-type="float" office:value="1140" calcext:value-type="float">
            <text:p>1140</text:p>
          </table:table-cell>
          <table:table-cell table:formula="of:=[.GG49]-[.GG75]-[.GG101]" office:value-type="float" office:value="1204" calcext:value-type="float">
            <text:p>1204</text:p>
          </table:table-cell>
          <table:table-cell table:formula="of:=[.GH49]-[.GH75]-[.GH101]" office:value-type="float" office:value="1279" calcext:value-type="float">
            <text:p>1279</text:p>
          </table:table-cell>
          <table:table-cell table:formula="of:=[.GI49]-[.GI75]-[.GI101]" office:value-type="float" office:value="1324" calcext:value-type="float">
            <text:p>1324</text:p>
          </table:table-cell>
          <table:table-cell table:formula="of:=[.GJ49]-[.GJ75]-[.GJ101]"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  <table:table-cell table:formula="of:=[.FT50]-[.FT76]-[.FT102]" office:value-type="float" office:value="1678" calcext:value-type="float">
            <text:p>1678</text:p>
          </table:table-cell>
          <table:table-cell table:formula="of:=[.FU50]-[.FU76]-[.FU102]" office:value-type="float" office:value="1731" calcext:value-type="float">
            <text:p>1731</text:p>
          </table:table-cell>
          <table:table-cell table:formula="of:=[.FV50]-[.FV76]-[.FV102]" office:value-type="float" office:value="1781" calcext:value-type="float">
            <text:p>1781</text:p>
          </table:table-cell>
          <table:table-cell table:formula="of:=[.FW50]-[.FW76]-[.FW102]" office:value-type="float" office:value="1830" calcext:value-type="float">
            <text:p>1830</text:p>
          </table:table-cell>
          <table:table-cell table:formula="of:=[.FX50]-[.FX76]-[.FX102]" office:value-type="float" office:value="1855" calcext:value-type="float">
            <text:p>1855</text:p>
          </table:table-cell>
          <table:table-cell table:formula="of:=[.FY50]-[.FY76]-[.FY102]" office:value-type="float" office:value="1881" calcext:value-type="float">
            <text:p>1881</text:p>
          </table:table-cell>
          <table:table-cell table:formula="of:=[.FZ50]-[.FZ76]-[.FZ102]" office:value-type="float" office:value="1914" calcext:value-type="float">
            <text:p>1914</text:p>
          </table:table-cell>
          <table:table-cell table:formula="of:=[.GA50]-[.GA76]-[.GA102]" office:value-type="float" office:value="1953" calcext:value-type="float">
            <text:p>1953</text:p>
          </table:table-cell>
          <table:table-cell table:formula="of:=[.GB50]-[.GB76]-[.GB102]" office:value-type="float" office:value="1990" calcext:value-type="float">
            <text:p>1990</text:p>
          </table:table-cell>
          <table:table-cell table:formula="of:=[.GC50]-[.GC76]-[.GC102]" office:value-type="float" office:value="2072" calcext:value-type="float">
            <text:p>2072</text:p>
          </table:table-cell>
          <table:table-cell table:formula="of:=[.GD50]-[.GD76]-[.GD102]" office:value-type="float" office:value="2102" calcext:value-type="float">
            <text:p>2102</text:p>
          </table:table-cell>
          <table:table-cell table:formula="of:=[.GE50]-[.GE76]-[.GE102]" office:value-type="float" office:value="2200" calcext:value-type="float">
            <text:p>2200</text:p>
          </table:table-cell>
          <table:table-cell table:formula="of:=[.GF50]-[.GF76]-[.GF102]" office:value-type="float" office:value="2236" calcext:value-type="float">
            <text:p>2236</text:p>
          </table:table-cell>
          <table:table-cell table:formula="of:=[.GG50]-[.GG76]-[.GG102]" office:value-type="float" office:value="2258" calcext:value-type="float">
            <text:p>2258</text:p>
          </table:table-cell>
          <table:table-cell table:formula="of:=[.GH50]-[.GH76]-[.GH102]" office:value-type="float" office:value="2306" calcext:value-type="float">
            <text:p>2306</text:p>
          </table:table-cell>
          <table:table-cell table:formula="of:=[.GI50]-[.GI76]-[.GI102]" office:value-type="float" office:value="2361" calcext:value-type="float">
            <text:p>2361</text:p>
          </table:table-cell>
          <table:table-cell table:formula="of:=[.GJ50]-[.GJ76]-[.GJ102]"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  <table:table-cell table:formula="of:=[.FT51]-[.FT77]-[.FT103]" office:value-type="float" office:value="1047" calcext:value-type="float">
            <text:p>1047</text:p>
          </table:table-cell>
          <table:table-cell table:formula="of:=[.FU51]-[.FU77]-[.FU103]" office:value-type="float" office:value="1162" calcext:value-type="float">
            <text:p>1162</text:p>
          </table:table-cell>
          <table:table-cell table:formula="of:=[.FV51]-[.FV77]-[.FV103]" office:value-type="float" office:value="1274" calcext:value-type="float">
            <text:p>1274</text:p>
          </table:table-cell>
          <table:table-cell table:formula="of:=[.FW51]-[.FW77]-[.FW103]" office:value-type="float" office:value="1342" calcext:value-type="float">
            <text:p>1342</text:p>
          </table:table-cell>
          <table:table-cell table:formula="of:=[.FX51]-[.FX77]-[.FX103]" office:value-type="float" office:value="1461" calcext:value-type="float">
            <text:p>1461</text:p>
          </table:table-cell>
          <table:table-cell table:formula="of:=[.FY51]-[.FY77]-[.FY103]" office:value-type="float" office:value="1591" calcext:value-type="float">
            <text:p>1591</text:p>
          </table:table-cell>
          <table:table-cell table:formula="of:=[.FZ51]-[.FZ77]-[.FZ103]" office:value-type="float" office:value="1814" calcext:value-type="float">
            <text:p>1814</text:p>
          </table:table-cell>
          <table:table-cell table:formula="of:=[.GA51]-[.GA77]-[.GA103]" office:value-type="float" office:value="1980" calcext:value-type="float">
            <text:p>1980</text:p>
          </table:table-cell>
          <table:table-cell table:formula="of:=[.GB51]-[.GB77]-[.GB103]" office:value-type="float" office:value="2229" calcext:value-type="float">
            <text:p>2229</text:p>
          </table:table-cell>
          <table:table-cell table:formula="of:=[.GC51]-[.GC77]-[.GC103]" office:value-type="float" office:value="2465" calcext:value-type="float">
            <text:p>2465</text:p>
          </table:table-cell>
          <table:table-cell table:formula="of:=[.GD51]-[.GD77]-[.GD103]" office:value-type="float" office:value="2789" calcext:value-type="float">
            <text:p>2789</text:p>
          </table:table-cell>
          <table:table-cell table:formula="of:=[.GE51]-[.GE77]-[.GE103]" office:value-type="float" office:value="3061" calcext:value-type="float">
            <text:p>3061</text:p>
          </table:table-cell>
          <table:table-cell table:formula="of:=[.GF51]-[.GF77]-[.GF103]" office:value-type="float" office:value="3371" calcext:value-type="float">
            <text:p>3371</text:p>
          </table:table-cell>
          <table:table-cell table:formula="of:=[.GG51]-[.GG77]-[.GG103]" office:value-type="float" office:value="3677" calcext:value-type="float">
            <text:p>3677</text:p>
          </table:table-cell>
          <table:table-cell table:formula="of:=[.GH51]-[.GH77]-[.GH103]" office:value-type="float" office:value="3939" calcext:value-type="float">
            <text:p>3939</text:p>
          </table:table-cell>
          <table:table-cell table:formula="of:=[.GI51]-[.GI77]-[.GI103]" office:value-type="float" office:value="4447" calcext:value-type="float">
            <text:p>4447</text:p>
          </table:table-cell>
          <table:table-cell table:formula="of:=[.GJ51]-[.GJ77]-[.GJ103]" office:value-type="float" office:value="4729" calcext:value-type="float">
            <text:p>47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style-name="ce8" table:formula="of:=[.FR52]-[.FR78]-[.FR104]" office:value-type="float" office:value="-245743" calcext:value-type="float">
            <text:p>-245743</text:p>
          </table:table-cell>
          <table:table-cell table:formula="of:=[.FS52]-[.FS78]-[.FS104]" office:value-type="float" office:value="-251359" calcext:value-type="float">
            <text:p>-251359</text:p>
          </table:table-cell>
          <table:table-cell table:style-name="ce8" table:formula="of:=[.FT52]-[.FT78]-[.FT104]" office:value-type="float" office:value="-256748" calcext:value-type="float">
            <text:p>-256748</text:p>
          </table:table-cell>
          <table:table-cell table:formula="of:=[.FU52]-[.FU78]-[.FU104]" office:value-type="float" office:value="-263166" calcext:value-type="float">
            <text:p>-263166</text:p>
          </table:table-cell>
          <table:table-cell table:formula="of:=[.FV52]-[.FV78]-[.FV104]" office:value-type="float" office:value="-268765" calcext:value-type="float">
            <text:p>-268765</text:p>
          </table:table-cell>
          <table:table-cell table:style-name="ce8" table:formula="of:=[.FW52]-[.FW78]-[.FW104]" office:value-type="float" office:value="-274423" calcext:value-type="float">
            <text:p>-274423</text:p>
          </table:table-cell>
          <table:table-cell table:formula="of:=[.FX52]-[.FX78]-[.FX104]" office:value-type="float" office:value="-280132" calcext:value-type="float">
            <text:p>-280132</text:p>
          </table:table-cell>
          <table:table-cell table:formula="of:=[.FY52]-[.FY78]-[.FY104]" office:value-type="float" office:value="-287184" calcext:value-type="float">
            <text:p>-287184</text:p>
          </table:table-cell>
          <table:table-cell table:formula="of:=[.FZ52]-[.FZ78]-[.FZ104]" office:value-type="float" office:value="-293962" calcext:value-type="float">
            <text:p>-293962</text:p>
          </table:table-cell>
          <table:table-cell table:formula="of:=[.GA52]-[.GA78]-[.GA104]" office:value-type="float" office:value="-301157" calcext:value-type="float">
            <text:p>-301157</text:p>
          </table:table-cell>
          <table:table-cell table:formula="of:=[.GB52]-[.GB78]-[.GB104]" office:value-type="float" office:value="-308343" calcext:value-type="float">
            <text:p>-308343</text:p>
          </table:table-cell>
          <table:table-cell table:style-name="ce8" table:formula="of:=[.GC52]-[.GC78]-[.GC104]" office:value-type="float" office:value="-315496" calcext:value-type="float">
            <text:p>-315496</text:p>
          </table:table-cell>
          <table:table-cell table:formula="of:=[.GD52]-[.GD78]-[.GD104]" office:value-type="float" office:value="-322430" calcext:value-type="float">
            <text:p>-322430</text:p>
          </table:table-cell>
          <table:table-cell table:formula="of:=[.GE52]-[.GE78]-[.GE104]" office:value-type="float" office:value="-331589" calcext:value-type="float">
            <text:p>-331589</text:p>
          </table:table-cell>
          <table:table-cell table:formula="of:=[.GF52]-[.GF78]-[.GF104]" office:value-type="float" office:value="-340349" calcext:value-type="float">
            <text:p>-340349</text:p>
          </table:table-cell>
          <table:table-cell table:formula="of:=[.GG52]-[.GG78]-[.GG104]" office:value-type="float" office:value="-349092" calcext:value-type="float">
            <text:p>-349092</text:p>
          </table:table-cell>
          <table:table-cell table:formula="of:=[.GH52]-[.GH78]-[.GH104]" office:value-type="float" office:value="-357344" calcext:value-type="float">
            <text:p>-357344</text:p>
          </table:table-cell>
          <table:table-cell table:style-name="ce8" table:formula="of:=[.GI52]-[.GI78]-[.GI104]" office:value-type="float" office:value="-366558" calcext:value-type="float">
            <text:p>-366558</text:p>
          </table:table-cell>
          <table:table-cell table:formula="of:=[.GJ52]-[.GJ78]-[.GJ104]" office:value-type="float" office:value="-382460" calcext:value-type="float">
            <text:p>-3824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style-name="ce8"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  <table:table-cell table:style-name="ce8" table:formula="of:=SUM([.FT2:.FT26])" office:value-type="float" office:value="78380" calcext:value-type="float">
            <text:p>78380</text:p>
          </table:table-cell>
          <table:table-cell table:formula="of:=SUM([.FU2:.FU26])" office:value-type="float" office:value="80299" calcext:value-type="float">
            <text:p>80299</text:p>
          </table:table-cell>
          <table:table-cell table:formula="of:=SUM([.FV2:.FV26])" office:value-type="float" office:value="83274" calcext:value-type="float">
            <text:p>83274</text:p>
          </table:table-cell>
          <table:table-cell table:style-name="ce8" table:formula="of:=SUM([.FW2:.FW26])" office:value-type="float" office:value="87891" calcext:value-type="float">
            <text:p>87891</text:p>
          </table:table-cell>
          <table:table-cell table:formula="of:=SUM([.FX2:.FX26])" office:value-type="float" office:value="92077" calcext:value-type="float">
            <text:p>92077</text:p>
          </table:table-cell>
          <table:table-cell table:formula="of:=SUM([.FY2:.FY26])" office:value-type="float" office:value="96518" calcext:value-type="float">
            <text:p>96518</text:p>
          </table:table-cell>
          <table:table-cell table:formula="of:=SUM([.FZ2:.FZ26])" office:value-type="float" office:value="98879" calcext:value-type="float">
            <text:p>98879</text:p>
          </table:table-cell>
          <table:table-cell table:formula="of:=SUM([.GA2:.GA26])" office:value-type="float" office:value="98774" calcext:value-type="float">
            <text:p>98774</text:p>
          </table:table-cell>
          <table:table-cell table:formula="of:=SUM([.GB2:.GB26])" office:value-type="float" office:value="100704" calcext:value-type="float">
            <text:p>100704</text:p>
          </table:table-cell>
          <table:table-cell table:style-name="ce8" table:formula="of:=SUM([.GC2:.GC26])" office:value-type="float" office:value="103796" calcext:value-type="float">
            <text:p>103796</text:p>
          </table:table-cell>
          <table:table-cell table:formula="of:=SUM([.GD2:.GD26])" office:value-type="float" office:value="107593" calcext:value-type="float">
            <text:p>107593</text:p>
          </table:table-cell>
          <table:table-cell table:formula="of:=SUM([.GE2:.GE26])" office:value-type="float" office:value="110216" calcext:value-type="float">
            <text:p>110216</text:p>
          </table:table-cell>
          <table:table-cell table:formula="of:=SUM([.GF2:.GF26])" office:value-type="float" office:value="111878" calcext:value-type="float">
            <text:p>111878</text:p>
          </table:table-cell>
          <table:table-cell table:formula="of:=SUM([.GG2:.GG26])" office:value-type="float" office:value="112935" calcext:value-type="float">
            <text:p>112935</text:p>
          </table:table-cell>
          <table:table-cell table:formula="of:=SUM([.GH2:.GH26])" office:value-type="float" office:value="111545" calcext:value-type="float">
            <text:p>111545</text:p>
          </table:table-cell>
          <table:table-cell table:style-name="ce8" table:formula="of:=SUM([.GI2:.GI26])" office:value-type="float" office:value="111288" calcext:value-type="float">
            <text:p>111288</text:p>
          </table:table-cell>
          <table:table-cell table:formula="of:=SUM([.GJ2:.GJ26])" office:value-type="float" office:value="107139" calcext:value-type="float">
            <text:p>1071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  <table:table-cell office:value-type="float" office:value="212736" calcext:value-type="float">
            <text:p>212736</text:p>
          </table:table-cell>
          <table:table-cell office:value-type="float" office:value="218392" calcext:value-type="float">
            <text:p>218392</text:p>
          </table:table-cell>
          <table:table-cell office:value-type="float" office:value="223704" calcext:value-type="float">
            <text:p>223704</text:p>
          </table:table-cell>
          <table:table-cell office:value-type="float" office:value="230332" calcext:value-type="float">
            <text:p>230332</text:p>
          </table:table-cell>
          <table:table-cell office:value-type="float" office:value="236734" calcext:value-type="float">
            <text:p>236734</text:p>
          </table:table-cell>
          <table:table-cell office:value-type="float" office:value="244220" calcext:value-type="float">
            <text:p>244220</text:p>
          </table:table-cell>
          <table:table-cell office:value-type="float" office:value="249765" calcext:value-type="float">
            <text:p>249765</text:p>
          </table:table-cell>
          <table:table-cell office:value-type="float" office:value="253652" calcext:value-type="float">
            <text:p>253652</text:p>
          </table:table-cell>
          <table:table-cell office:value-type="float" office:value="258793" calcext:value-type="float">
            <text:p>258793</text:p>
          </table:table-cell>
          <table:table-cell office:value-type="float" office:value="264950" calcext:value-type="float">
            <text:p>264950</text:p>
          </table:table-cell>
          <table:table-cell office:value-type="float" office:value="271185" calcext:value-type="float">
            <text:p>271185</text:p>
          </table:table-cell>
          <table:table-cell office:value-type="float" office:value="278175" calcext:value-type="float">
            <text:p>278175</text:p>
          </table:table-cell>
          <table:table-cell office:value-type="float" office:value="283857" calcext:value-type="float">
            <text:p>283857</text:p>
          </table:table-cell>
          <table:table-cell office:value-type="float" office:value="289177" calcext:value-type="float">
            <text:p>289177</text:p>
          </table:table-cell>
          <table:table-cell office:value-type="float" office:value="292446" calcext:value-type="float">
            <text:p>292446</text:p>
          </table:table-cell>
          <table:table-cell office:value-type="float" office:value="297079" calcext:value-type="float">
            <text:p>297079</text:p>
          </table:table-cell>
          <table:table-cell office:value-type="float" office:value="303988" calcext:value-type="float">
            <text:p>30398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  <table:table-cell office:value-type="float" office:value="84925" calcext:value-type="float">
            <text:p>84925</text:p>
          </table:table-cell>
          <table:table-cell office:value-type="float" office:value="86258" calcext:value-type="float">
            <text:p>86258</text:p>
          </table:table-cell>
          <table:table-cell office:value-type="float" office:value="87569" calcext:value-type="float">
            <text:p>87569</text:p>
          </table:table-cell>
          <table:table-cell office:value-type="float" office:value="89137" calcext:value-type="float">
            <text:p>89137</text:p>
          </table:table-cell>
          <table:table-cell office:value-type="float" office:value="90357" calcext:value-type="float">
            <text:p>90357</text:p>
          </table:table-cell>
          <table:table-cell office:value-type="float" office:value="91787" calcext:value-type="float">
            <text:p>91787</text:p>
          </table:table-cell>
          <table:table-cell office:value-type="float" office:value="92982" calcext:value-type="float">
            <text:p>92982</text:p>
          </table:table-cell>
          <table:table-cell office:value-type="float" office:value="94217" calcext:value-type="float">
            <text:p>94217</text:p>
          </table:table-cell>
          <table:table-cell office:value-type="float" office:value="95604" calcext:value-type="float">
            <text:p>95604</text:p>
          </table:table-cell>
          <table:table-cell office:value-type="float" office:value="96999" calcext:value-type="float">
            <text:p>96999</text:p>
          </table:table-cell>
          <table:table-cell office:value-type="float" office:value="98345" calcext:value-type="float">
            <text:p>98345</text:p>
          </table:table-cell>
          <table:table-cell office:value-type="float" office:value="99756" calcext:value-type="float">
            <text:p>99756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2118" calcext:value-type="float">
            <text:p>102118</text:p>
          </table:table-cell>
          <table:table-cell office:value-type="float" office:value="102920" calcext:value-type="float">
            <text:p>102920</text:p>
          </table:table-cell>
          <table:table-cell office:value-type="float" office:value="104009" calcext:value-type="float">
            <text:p>104009</text:p>
          </table:table-cell>
          <table:table-cell office:value-type="float" office:value="105309" calcext:value-type="float">
            <text:p>1053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  <table:table-cell office:value-type="float" office:value="4861" calcext:value-type="float">
            <text:p>4861</text:p>
          </table:table-cell>
          <table:table-cell office:value-type="float" office:value="4914" calcext:value-type="float">
            <text:p>4914</text:p>
          </table:table-cell>
          <table:table-cell office:value-type="float" office:value="4967" calcext:value-type="float">
            <text:p>4967</text:p>
          </table:table-cell>
          <table:table-cell office:value-type="float" office:value="5041" calcext:value-type="float">
            <text:p>5041</text:p>
          </table:table-cell>
          <table:table-cell office:value-type="float" office:value="5104" calcext:value-type="float">
            <text:p>5104</text:p>
          </table:table-cell>
          <table:table-cell office:value-type="float" office:value="5183" calcext:value-type="float">
            <text:p>5183</text:p>
          </table:table-cell>
          <table:table-cell office:value-type="float" office:value="5281" calcext:value-type="float">
            <text:p>5281</text:p>
          </table:table-cell>
          <table:table-cell office:value-type="float" office:value="5342" calcext:value-type="float">
            <text:p>5342</text:p>
          </table:table-cell>
          <table:table-cell office:value-type="float" office:value="5417" calcext:value-type="float">
            <text:p>5417</text:p>
          </table:table-cell>
          <table:table-cell office:value-type="float" office:value="5492" calcext:value-type="float">
            <text:p>5492</text:p>
          </table:table-cell>
          <table:table-cell office:value-type="float" office:value="5576" calcext:value-type="float">
            <text:p>5576</text:p>
          </table:table-cell>
          <table:table-cell office:value-type="float" office:value="5682" calcext:value-type="float">
            <text:p>5682</text:p>
          </table:table-cell>
          <table:table-cell office:value-type="float" office:value="5771" calcext:value-type="float">
            <text:p>5771</text:p>
          </table:table-cell>
          <table:table-cell office:value-type="float" office:value="5912" calcext:value-type="float">
            <text:p>5912</text:p>
          </table:table-cell>
          <table:table-cell office:value-type="float" office:value="6014" calcext:value-type="float">
            <text:p>6014</text:p>
          </table:table-cell>
          <table:table-cell office:value-type="float" office:value="6056" calcext:value-type="float">
            <text:p>6056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581" calcext:value-type="float">
            <text:p>581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808" calcext:value-type="float">
            <text:p>808</text:p>
          </table:table-cell>
          <table:table-cell office:value-type="float" office:value="820" calcext:value-type="float">
            <text:p>820</text:p>
          </table:table-cell>
          <table:table-cell office:value-type="float" office:value="899" calcext:value-type="float">
            <text:p>899</text:p>
          </table:table-cell>
          <table:table-cell office:value-type="float" office:value="955" calcext:value-type="float">
            <text:p>955</text:p>
          </table:table-cell>
          <table:table-cell office:value-type="float" office:value="983" calcext:value-type="float">
            <text:p>983</text:p>
          </table:table-cell>
          <table:table-cell office:value-type="float" office:value="1062" calcext:value-type="float">
            <text:p>1062</text:p>
          </table:table-cell>
          <table:table-cell office:value-type="float" office:value="1101" calcext:value-type="float">
            <text:p>1101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74" calcext:value-type="float">
            <text:p>1274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  <table:table-cell office:value-type="float" office:value="5906" calcext:value-type="float">
            <text:p>5906</text:p>
          </table:table-cell>
          <table:table-cell office:value-type="float" office:value="6114" calcext:value-type="float">
            <text:p>6114</text:p>
          </table:table-cell>
          <table:table-cell office:value-type="float" office:value="6412" calcext:value-type="float">
            <text:p>6412</text:p>
          </table:table-cell>
          <table:table-cell office:value-type="float" office:value="6767" calcext:value-type="float">
            <text:p>6767</text:p>
          </table:table-cell>
          <table:table-cell office:value-type="float" office:value="7130" calcext:value-type="float">
            <text:p>7130</text:p>
          </table:table-cell>
          <table:table-cell office:value-type="float" office:value="7505" calcext:value-type="float">
            <text:p>7505</text:p>
          </table:table-cell>
          <table:table-cell office:value-type="float" office:value="7842" calcext:value-type="float">
            <text:p>7842</text:p>
          </table:table-cell>
          <table:table-cell office:value-type="float" office:value="8134" calcext:value-type="float">
            <text:p>8134</text:p>
          </table:table-cell>
          <table:table-cell office:value-type="float" office:value="8522" calcext:value-type="float">
            <text:p>8522</text:p>
          </table:table-cell>
          <table:table-cell office:value-type="float" office:value="8914" calcext:value-type="float">
            <text:p>8914</text:p>
          </table:table-cell>
          <table:table-cell office:value-type="float" office:value="9394" calcext:value-type="float">
            <text:p>9394</text:p>
          </table:table-cell>
          <table:table-cell office:value-type="float" office:value="9843" calcext:value-type="float">
            <text:p>9843</text:p>
          </table:table-cell>
          <table:table-cell office:value-type="float" office:value="10341" calcext:value-type="float">
            <text:p>10341</text:p>
          </table:table-cell>
          <table:table-cell office:value-type="float" office:value="10765" calcext:value-type="float">
            <text:p>10765</text:p>
          </table:table-cell>
          <table:table-cell office:value-type="float" office:value="11152" calcext:value-type="float">
            <text:p>11152</text:p>
          </table:table-cell>
          <table:table-cell office:value-type="float" office:value="11608" calcext:value-type="float">
            <text:p>11608</text:p>
          </table:table-cell>
          <table:table-cell office:value-type="float" office:value="11989" calcext:value-type="float">
            <text:p>119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  <table:table-cell office:value-type="float" office:value="2258" calcext:value-type="float">
            <text:p>2258</text:p>
          </table:table-cell>
          <table:table-cell office:value-type="float" office:value="2382" calcext:value-type="float">
            <text:p>2382</text:p>
          </table:table-cell>
          <table:table-cell office:value-type="float" office:value="2509" calcext:value-type="float">
            <text:p>2509</text:p>
          </table:table-cell>
          <table:table-cell office:value-type="float" office:value="2621" calcext:value-type="float">
            <text:p>2621</text:p>
          </table:table-cell>
          <table:table-cell office:value-type="float" office:value="2781" calcext:value-type="float">
            <text:p>2781</text:p>
          </table:table-cell>
          <table:table-cell office:value-type="float" office:value="2936" calcext:value-type="float">
            <text:p>2936</text:p>
          </table:table-cell>
          <table:table-cell office:value-type="float" office:value="3061" calcext:value-type="float">
            <text:p>3061</text:p>
          </table:table-cell>
          <table:table-cell office:value-type="float" office:value="3171" calcext:value-type="float">
            <text:p>3171</text:p>
          </table:table-cell>
          <table:table-cell office:value-type="float" office:value="3338" calcext:value-type="float">
            <text:p>3338</text:p>
          </table:table-cell>
          <table:table-cell office:value-type="float" office:value="3650" calcext:value-type="float">
            <text:p>3650</text:p>
          </table:table-cell>
          <table:table-cell office:value-type="float" office:value="3838" calcext:value-type="float">
            <text:p>3838</text:p>
          </table:table-cell>
          <table:table-cell office:value-type="float" office:value="3947" calcext:value-type="float">
            <text:p>3947</text:p>
          </table:table-cell>
          <table:table-cell office:value-type="float" office:value="4113" calcext:value-type="float">
            <text:p>4113</text:p>
          </table:table-cell>
          <table:table-cell office:value-type="float" office:value="4201" calcext:value-type="float">
            <text:p>4201</text:p>
          </table:table-cell>
          <table:table-cell office:value-type="float" office:value="4293" calcext:value-type="float">
            <text:p>4293</text:p>
          </table:table-cell>
          <table:table-cell office:value-type="float" office:value="4353" calcext:value-type="float">
            <text:p>4353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  <table:table-cell office:value-type="float" office:value="6271" calcext:value-type="float">
            <text:p>6271</text:p>
          </table:table-cell>
          <table:table-cell office:value-type="float" office:value="6623" calcext:value-type="float">
            <text:p>6623</text:p>
          </table:table-cell>
          <table:table-cell office:value-type="float" office:value="6838" calcext:value-type="float">
            <text:p>6838</text:p>
          </table:table-cell>
          <table:table-cell office:value-type="float" office:value="7074" calcext:value-type="float">
            <text:p>7074</text:p>
          </table:table-cell>
          <table:table-cell office:value-type="float" office:value="7274" calcext:value-type="float">
            <text:p>7274</text:p>
          </table:table-cell>
          <table:table-cell office:value-type="float" office:value="7621" calcext:value-type="float">
            <text:p>7621</text:p>
          </table:table-cell>
          <table:table-cell office:value-type="float" office:value="7942" calcext:value-type="float">
            <text:p>7942</text:p>
          </table:table-cell>
          <table:table-cell office:value-type="float" office:value="8091" calcext:value-type="float">
            <text:p>8091</text:p>
          </table:table-cell>
          <table:table-cell office:value-type="float" office:value="8418" calcext:value-type="float">
            <text:p>8418</text:p>
          </table:table-cell>
          <table:table-cell office:value-type="float" office:value="8542" calcext:value-type="float">
            <text:p>8542</text:p>
          </table:table-cell>
          <table:table-cell office:value-type="float" office:value="8860" calcext:value-type="float">
            <text:p>8860</text:p>
          </table:table-cell>
          <table:table-cell office:value-type="float" office:value="9217" calcext:value-type="float">
            <text:p>9217</text:p>
          </table:table-cell>
          <table:table-cell office:value-type="float" office:value="9549" calcext:value-type="float">
            <text:p>9549</text:p>
          </table:table-cell>
          <table:table-cell office:value-type="float" office:value="9875" calcext:value-type="float">
            <text:p>9875</text:p>
          </table:table-cell>
          <table:table-cell office:value-type="float" office:value="10125" calcext:value-type="float">
            <text:p>10125</text:p>
          </table:table-cell>
          <table:table-cell office:value-type="float" office:value="10480" calcext:value-type="float">
            <text:p>10480</text:p>
          </table:table-cell>
          <table:table-cell office:value-type="float" office:value="10774" calcext:value-type="float">
            <text:p>107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office:value-type="float" office:value="1138" calcext:value-type="float">
            <text:p>1138</text:p>
          </table:table-cell>
          <table:table-cell office:value-type="float" office:value="1177" calcext:value-type="float">
            <text:p>1177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  <table:table-cell office:value-type="float" office:value="1332" calcext:value-type="float">
            <text:p>1332</text:p>
          </table:table-cell>
          <table:table-cell office:value-type="float" office:value="1360" calcext:value-type="float">
            <text:p>1360</text:p>
          </table:table-cell>
          <table:table-cell office:value-type="float" office:value="1417" calcext:value-type="float">
            <text:p>1417</text:p>
          </table:table-cell>
          <table:table-cell office:value-type="float" office:value="1588" calcext:value-type="float">
            <text:p>1588</text:p>
          </table:table-cell>
          <table:table-cell office:value-type="float" office:value="1628" calcext:value-type="float">
            <text:p>1628</text:p>
          </table:table-cell>
          <table:table-cell office:value-type="float" office:value="1695" calcext:value-type="float">
            <text:p>1695</text:p>
          </table:table-cell>
          <table:table-cell office:value-type="float" office:value="1788" calcext:value-type="float">
            <text:p>1788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float" office:value="2039" calcext:value-type="float">
            <text:p>2039</text:p>
          </table:table-cell>
          <table:table-cell office:value-type="float" office:value="2131" calcext:value-type="float">
            <text:p>2131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  <table:table-cell office:value-type="float" office:value="4637" calcext:value-type="float">
            <text:p>4637</text:p>
          </table:table-cell>
          <table:table-cell office:value-type="float" office:value="4809" calcext:value-type="float">
            <text:p>4809</text:p>
          </table:table-cell>
          <table:table-cell office:value-type="float" office:value="5073" calcext:value-type="float">
            <text:p>5073</text:p>
          </table:table-cell>
          <table:table-cell office:value-type="float" office:value="5349" calcext:value-type="float">
            <text:p>5349</text:p>
          </table:table-cell>
          <table:table-cell office:value-type="float" office:value="5601" calcext:value-type="float">
            <text:p>5601</text:p>
          </table:table-cell>
          <table:table-cell office:value-type="float" office:value="5943" calcext:value-type="float">
            <text:p>5943</text:p>
          </table:table-cell>
          <table:table-cell office:value-type="float" office:value="6233" calcext:value-type="float">
            <text:p>6233</text:p>
          </table:table-cell>
          <table:table-cell office:value-type="float" office:value="6549" calcext:value-type="float">
            <text:p>6549</text:p>
          </table:table-cell>
          <table:table-cell office:value-type="float" office:value="6830" calcext:value-type="float">
            <text:p>6830</text:p>
          </table:table-cell>
          <table:table-cell office:value-type="float" office:value="7191" calcext:value-type="float">
            <text:p>7191</text:p>
          </table:table-cell>
          <table:table-cell office:value-type="float" office:value="7604" calcext:value-type="float">
            <text:p>7604</text:p>
          </table:table-cell>
          <table:table-cell office:value-type="float" office:value="8148" calcext:value-type="float">
            <text:p>8148</text:p>
          </table:table-cell>
          <table:table-cell office:value-type="float" office:value="8801" calcext:value-type="float">
            <text:p>8801</text:p>
          </table:table-cell>
          <table:table-cell office:value-type="float" office:value="9284" calcext:value-type="float">
            <text:p>9284</text:p>
          </table:table-cell>
          <table:table-cell office:value-type="float" office:value="9697" calcext:value-type="float">
            <text:p>9697</text:p>
          </table:table-cell>
          <table:table-cell office:value-type="float" office:value="10320" calcext:value-type="float">
            <text:p>10320</text:p>
          </table:table-cell>
          <table:table-cell office:value-type="float" office:value="10836" calcext:value-type="float">
            <text:p>108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278" calcext:value-type="float">
            <text:p>2278</text:p>
          </table:table-cell>
          <table:table-cell office:value-type="float" office:value="2293" calcext:value-type="float">
            <text:p>2293</text:p>
          </table:table-cell>
          <table:table-cell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2669" calcext:value-type="float">
            <text:p>2669</text:p>
          </table:table-cell>
          <table:table-cell office:value-type="float" office:value="2768" calcext:value-type="float">
            <text:p>2768</text:p>
          </table:table-cell>
          <table:table-cell office:value-type="float" office:value="2845" calcext:value-type="float">
            <text:p>2845</text:p>
          </table:table-cell>
          <table:table-cell office:value-type="float" office:value="2932" calcext:value-type="float">
            <text:p>2932</text:p>
          </table:table-cell>
          <table:table-cell office:value-type="float" office:value="3036" calcext:value-type="float">
            <text:p>3036</text:p>
          </table:table-cell>
          <table:table-cell office:value-type="float" office:value="3172" calcext:value-type="float">
            <text:p>3172</text:p>
          </table:table-cell>
          <table:table-cell office:value-type="float" office:value="3263" calcext:value-type="float">
            <text:p>3263</text:p>
          </table:table-cell>
          <table:table-cell office:value-type="float" office:value="3398" calcext:value-type="float">
            <text:p>3398</text:p>
          </table:table-cell>
          <table:table-cell office:value-type="float" office:value="3471" calcext:value-type="float">
            <text:p>3471</text:p>
          </table:table-cell>
          <table:table-cell office:value-type="float" office:value="3642" calcext:value-type="float">
            <text:p>3642</text:p>
          </table:table-cell>
          <table:table-cell office:value-type="float" office:value="3819" calcext:value-type="float">
            <text:p>3819</text:p>
          </table:table-cell>
          <table:table-cell office:value-type="float" office:value="3959" calcext:value-type="float">
            <text:p>3959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  <table:table-cell office:value-type="float" office:value="4703" calcext:value-type="float">
            <text:p>4703</text:p>
          </table:table-cell>
          <table:table-cell office:value-type="float" office:value="4764" calcext:value-type="float">
            <text:p>4764</text:p>
          </table:table-cell>
          <table:table-cell office:value-type="float" office:value="4938" calcext:value-type="float">
            <text:p>4938</text:p>
          </table:table-cell>
          <table:table-cell office:value-type="float" office:value="5173" calcext:value-type="float">
            <text:p>5173</text:p>
          </table:table-cell>
          <table:table-cell office:value-type="float" office:value="5441" calcext:value-type="float">
            <text:p>5441</text:p>
          </table:table-cell>
          <table:table-cell office:value-type="float" office:value="5591" calcext:value-type="float">
            <text:p>5591</text:p>
          </table:table-cell>
          <table:table-cell office:value-type="float" office:value="5779" calcext:value-type="float">
            <text:p>5779</text:p>
          </table:table-cell>
          <table:table-cell office:value-type="float" office:value="5870" calcext:value-type="float">
            <text:p>5870</text:p>
          </table:table-cell>
          <table:table-cell office:value-type="float" office:value="5996" calcext:value-type="float">
            <text:p>5996</text:p>
          </table:table-cell>
          <table:table-cell office:value-type="float" office:value="6175" calcext:value-type="float">
            <text:p>6175</text:p>
          </table:table-cell>
          <table:table-cell office:value-type="float" office:value="6348" calcext:value-type="float">
            <text:p>6348</text:p>
          </table:table-cell>
          <table:table-cell office:value-type="float" office:value="6506" calcext:value-type="float">
            <text:p>6506</text:p>
          </table:table-cell>
          <table:table-cell office:value-type="float" office:value="6768" calcext:value-type="float">
            <text:p>6768</text:p>
          </table:table-cell>
          <table:table-cell office:value-type="float" office:value="6937" calcext:value-type="float">
            <text:p>6937</text:p>
          </table:table-cell>
          <table:table-cell office:value-type="float" office:value="6991" calcext:value-type="float">
            <text:p>6991</text:p>
          </table:table-cell>
          <table:table-cell office:value-type="float" office:value="7198" calcext:value-type="float">
            <text:p>7198</text:p>
          </table:table-cell>
          <table:table-cell office:value-type="float" office:value="7497" calcext:value-type="float">
            <text:p>749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  <table:table-cell office:value-type="float" office:value="1837" calcext:value-type="float">
            <text:p>1837</text:p>
          </table:table-cell>
          <table:table-cell office:value-type="float" office:value="1932" calcext:value-type="float">
            <text:p>1932</text:p>
          </table:table-cell>
          <table:table-cell office:value-type="float" office:value="2109" calcext:value-type="float">
            <text:p>2109</text:p>
          </table:table-cell>
          <table:table-cell office:value-type="float" office:value="2285" calcext:value-type="float">
            <text:p>2285</text:p>
          </table:table-cell>
          <table:table-cell office:value-type="float" office:value="2464" calcext:value-type="float">
            <text:p>2464</text:p>
          </table:table-cell>
          <table:table-cell office:value-type="float" office:value="2729" calcext:value-type="float">
            <text:p>2729</text:p>
          </table:table-cell>
          <table:table-cell office:value-type="float" office:value="2911" calcext:value-type="float">
            <text:p>2911</text:p>
          </table:table-cell>
          <table:table-cell office:value-type="float" office:value="3161" calcext:value-type="float">
            <text:p>3161</text:p>
          </table:table-cell>
          <table:table-cell office:value-type="float" office:value="3320" calcext:value-type="float">
            <text:p>3320</text:p>
          </table:table-cell>
          <table:table-cell office:value-type="float" office:value="3503" calcext:value-type="float">
            <text:p>3503</text:p>
          </table:table-cell>
          <table:table-cell office:value-type="float" office:value="3687" calcext:value-type="float">
            <text:p>3687</text:p>
          </table:table-cell>
          <table:table-cell office:value-type="float" office:value="3928" calcext:value-type="float">
            <text:p>3928</text:p>
          </table:table-cell>
          <table:table-cell office:value-type="float" office:value="4197" calcext:value-type="float">
            <text:p>4197</text:p>
          </table:table-cell>
          <table:table-cell office:value-type="float" office:value="4476" calcext:value-type="float">
            <text:p>4476</text:p>
          </table:table-cell>
          <table:table-cell office:value-type="float" office:value="4632" calcext:value-type="float">
            <text:p>4632</text:p>
          </table:table-cell>
          <table:table-cell office:value-type="float" office:value="4827" calcext:value-type="float">
            <text:p>4827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329" calcext:value-type="float">
            <text:p>329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office:value-type="float" office:value="1378" calcext:value-type="float">
            <text:p>1378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office:value-type="float" office:value="1618" calcext:value-type="float">
            <text:p>1618</text:p>
          </table:table-cell>
          <table:table-cell office:value-type="float" office:value="1650" calcext:value-type="float">
            <text:p>1650</text:p>
          </table:table-cell>
          <table:table-cell office:value-type="float" office:value="1734" calcext:value-type="float">
            <text:p>1734</text:p>
          </table:table-cell>
          <table:table-cell office:value-type="float" office:value="1771" calcext:value-type="float">
            <text:p>1771</text:p>
          </table:table-cell>
          <table:table-cell office:value-type="float" office:value="1808" calcext:value-type="float">
            <text:p>1808</text:p>
          </table:table-cell>
          <table:table-cell office:value-type="float" office:value="1915" calcext:value-type="float">
            <text:p>1915</text:p>
          </table:table-cell>
          <table:table-cell office:value-type="float" office:value="1962" calcext:value-type="float">
            <text:p>1962</text:p>
          </table:table-cell>
          <table:table-cell office:value-type="float" office:value="2029" calcext:value-type="float">
            <text:p>2029</text:p>
          </table:table-cell>
          <table:table-cell office:value-type="float" office:value="2167" calcext:value-type="float">
            <text:p>2167</text:p>
          </table:table-cell>
          <table:table-cell office:value-type="float" office:value="2288" calcext:value-type="float">
            <text:p>2288</text:p>
          </table:table-cell>
          <table:table-cell office:value-type="float" office:value="2322" calcext:value-type="float">
            <text:p>2322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  <table:table-cell office:value-type="float" office:value="4817" calcext:value-type="float">
            <text:p>4817</text:p>
          </table:table-cell>
          <table:table-cell office:value-type="float" office:value="5026" calcext:value-type="float">
            <text:p>5026</text:p>
          </table:table-cell>
          <table:table-cell office:value-type="float" office:value="5382" calcext:value-type="float">
            <text:p>5382</text:p>
          </table:table-cell>
          <table:table-cell office:value-type="float" office:value="5763" calcext:value-type="float">
            <text:p>5763</text:p>
          </table:table-cell>
          <table:table-cell office:value-type="float" office:value="6234" calcext:value-type="float">
            <text:p>6234</text:p>
          </table:table-cell>
          <table:table-cell office:value-type="float" office:value="6741" calcext:value-type="float">
            <text:p>6741</text:p>
          </table:table-cell>
          <table:table-cell office:value-type="float" office:value="7147" calcext:value-type="float">
            <text:p>7147</text:p>
          </table:table-cell>
          <table:table-cell office:value-type="float" office:value="7430" calcext:value-type="float">
            <text:p>7430</text:p>
          </table:table-cell>
          <table:table-cell office:value-type="float" office:value="7905" calcext:value-type="float">
            <text:p>7905</text:p>
          </table:table-cell>
          <table:table-cell office:value-type="float" office:value="8582" calcext:value-type="float">
            <text:p>8582</text:p>
          </table:table-cell>
          <table:table-cell office:value-type="float" office:value="9329" calcext:value-type="float">
            <text:p>9329</text:p>
          </table:table-cell>
          <table:table-cell office:value-type="float" office:value="10093" calcext:value-type="float">
            <text:p>10093</text:p>
          </table:table-cell>
          <table:table-cell office:value-type="float" office:value="10806" calcext:value-type="float">
            <text:p>10806</text:p>
          </table:table-cell>
          <table:table-cell office:value-type="float" office:value="11504" calcext:value-type="float">
            <text:p>11504</text:p>
          </table:table-cell>
          <table:table-cell office:value-type="float" office:value="12119" calcext:value-type="float">
            <text:p>12119</text:p>
          </table:table-cell>
          <table:table-cell office:value-type="float" office:value="12636" calcext:value-type="float">
            <text:p>12636</text:p>
          </table:table-cell>
          <table:table-cell office:value-type="float" office:value="13612" calcext:value-type="float">
            <text:p>136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89" calcext:value-type="float">
            <text:p>789</text:p>
          </table:table-cell>
          <table:table-cell office:value-type="float" office:value="841" calcext:value-type="float">
            <text:p>841</text:p>
          </table:table-cell>
          <table:table-cell office:value-type="float" office:value="898" calcext:value-type="float">
            <text:p>898</text:p>
          </table:table-cell>
          <table:table-cell office:value-type="float" office:value="938" calcext:value-type="float">
            <text:p>938</text:p>
          </table:table-cell>
          <table:table-cell office:value-type="float" office:value="976" calcext:value-type="float">
            <text:p>976</text:p>
          </table:table-cell>
          <table:table-cell office:value-type="float" office:value="1031" calcext:value-type="float">
            <text:p>1031</text:p>
          </table:table-cell>
          <table:table-cell office:value-type="float" office:value="1095" calcext:value-type="float">
            <text:p>1095</text:p>
          </table:table-cell>
          <table:table-cell office:value-type="float" office:value="1152" calcext:value-type="float">
            <text:p>1152</text:p>
          </table:table-cell>
          <table:table-cell office:value-type="float" office:value="1219" calcext:value-type="float">
            <text:p>1219</text:p>
          </table:table-cell>
          <table:table-cell office:value-type="float" office:value="1295" calcext:value-type="float">
            <text:p>1295</text:p>
          </table:table-cell>
          <table:table-cell office:value-type="float" office:value="1343" calcext:value-type="float">
            <text:p>134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office:value-type="float" office:value="1752" calcext:value-type="float">
            <text:p>1752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float" office:value="1879" calcext:value-type="float">
            <text:p>1879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float" office:value="1982" calcext:value-type="float">
            <text:p>1982</text:p>
          </table:table-cell>
          <table:table-cell office:value-type="float" office:value="2020" calcext:value-type="float">
            <text:p>2020</text:p>
          </table:table-cell>
          <table:table-cell office:value-type="float" office:value="2102" calcext:value-type="float">
            <text:p>2102</text:p>
          </table:table-cell>
          <table:table-cell office:value-type="float" office:value="2135" calcext:value-type="float">
            <text:p>2135</text:p>
          </table:table-cell>
          <table:table-cell office:value-type="float" office:value="2233" calcext:value-type="float">
            <text:p>2233</text:p>
          </table:table-cell>
          <table:table-cell office:value-type="float" office:value="2272" calcext:value-type="float">
            <text:p>2272</text:p>
          </table:table-cell>
          <table:table-cell office:value-type="float" office:value="2296" calcext:value-type="float">
            <text:p>2296</text:p>
          </table:table-cell>
          <table:table-cell office:value-type="float" office:value="2345" calcext:value-type="float">
            <text:p>2345</text:p>
          </table:table-cell>
          <table:table-cell office:value-type="float" office:value="2400" calcext:value-type="float">
            <text:p>2400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168" calcext:value-type="float">
            <text:p>1168</text:p>
          </table:table-cell>
          <table:table-cell office:value-type="float" office:value="1281" calcext:value-type="float">
            <text:p>1281</text:p>
          </table:table-cell>
          <table:table-cell office:value-type="float" office:value="1349" calcext:value-type="float">
            <text:p>1349</text:p>
          </table:table-cell>
          <table:table-cell office:value-type="float" office:value="1469" calcext:value-type="float">
            <text:p>1469</text:p>
          </table:table-cell>
          <table:table-cell office:value-type="float" office:value="1604" calcext:value-type="float">
            <text:p>1604</text:p>
          </table:table-cell>
          <table:table-cell office:value-type="float" office:value="1827" calcext:value-type="float">
            <text:p>1827</text:p>
          </table:table-cell>
          <table:table-cell office:value-type="float" office:value="1993" calcext:value-type="float">
            <text:p>1993</text:p>
          </table:table-cell>
          <table:table-cell office:value-type="float" office:value="2243" calcext:value-type="float">
            <text:p>2243</text:p>
          </table:table-cell>
          <table:table-cell office:value-type="float" office:value="2479" calcext:value-type="float">
            <text:p>2479</text:p>
          </table:table-cell>
          <table:table-cell office:value-type="float" office:value="2803" calcext:value-type="float">
            <text:p>2803</text:p>
          </table:table-cell>
          <table:table-cell office:value-type="float" office:value="3075" calcext:value-type="float">
            <text:p>3075</text:p>
          </table:table-cell>
          <table:table-cell office:value-type="float" office:value="3385" calcext:value-type="float">
            <text:p>3385</text:p>
          </table:table-cell>
          <table:table-cell office:value-type="float" office:value="3692" calcext:value-type="float">
            <text:p>3692</text:p>
          </table:table-cell>
          <table:table-cell office:value-type="float" office:value="3954" calcext:value-type="float">
            <text:p>3954</text:p>
          </table:table-cell>
          <table:table-cell office:value-type="float" office:value="4463" calcext:value-type="float">
            <text:p>4463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  <table:table-cell table:style-name="ce8" table:formula="of:=SUM([.FT28:.FT52])" office:value-type="float" office:value="342154" calcext:value-type="float">
            <text:p>342154</text:p>
          </table:table-cell>
          <table:table-cell table:style-name="ce8" table:formula="of:=SUM([.FU28:.FU52])" office:value-type="float" office:value="350867" calcext:value-type="float">
            <text:p>350867</text:p>
          </table:table-cell>
          <table:table-cell table:style-name="ce8" table:formula="of:=SUM([.FV28:.FV52])" office:value-type="float" office:value="359638" calcext:value-type="float">
            <text:p>359638</text:p>
          </table:table-cell>
          <table:table-cell table:style-name="ce8" table:formula="of:=SUM([.FW28:.FW52])" office:value-type="float" office:value="370188" calcext:value-type="float">
            <text:p>370188</text:p>
          </table:table-cell>
          <table:table-cell table:style-name="ce8" table:formula="of:=SUM([.FX28:.FX52])" office:value-type="float" office:value="380292" calcext:value-type="float">
            <text:p>380292</text:p>
          </table:table-cell>
          <table:table-cell table:style-name="ce8" table:formula="of:=SUM([.FY28:.FY52])" office:value-type="float" office:value="392009" calcext:value-type="float">
            <text:p>392009</text:p>
          </table:table-cell>
          <table:table-cell table:style-name="ce8" table:formula="of:=SUM([.FZ28:.FZ52])" office:value-type="float" office:value="401239" calcext:value-type="float">
            <text:p>401239</text:p>
          </table:table-cell>
          <table:table-cell table:style-name="ce8" table:formula="of:=SUM([.GA28:.GA52])" office:value-type="float" office:value="408426" calcext:value-type="float">
            <text:p>408426</text:p>
          </table:table-cell>
          <table:table-cell table:style-name="ce8" table:formula="of:=SUM([.GB28:.GB52])" office:value-type="float" office:value="417735" calcext:value-type="float">
            <text:p>417735</text:p>
          </table:table-cell>
          <table:table-cell table:style-name="ce8" table:formula="of:=SUM([.GC28:.GC52])" office:value-type="float" office:value="428239" calcext:value-type="float">
            <text:p>428239</text:p>
          </table:table-cell>
          <table:table-cell table:style-name="ce8" table:formula="of:=SUM([.GD28:.GD52])" office:value-type="float" office:value="439172" calcext:value-type="float">
            <text:p>439172</text:p>
          </table:table-cell>
          <table:table-cell table:style-name="ce8" table:formula="of:=SUM([.GE28:.GE52])" office:value-type="float" office:value="451198" calcext:value-type="float">
            <text:p>451198</text:p>
          </table:table-cell>
          <table:table-cell table:style-name="ce8" table:formula="of:=SUM([.GF28:.GF52])" office:value-type="float" office:value="461882" calcext:value-type="float">
            <text:p>461882</text:p>
          </table:table-cell>
          <table:table-cell table:style-name="ce8" table:formula="of:=SUM([.GG28:.GG52])" office:value-type="float" office:value="471806" calcext:value-type="float">
            <text:p>471806</text:p>
          </table:table-cell>
          <table:table-cell table:style-name="ce8" table:formula="of:=SUM([.GH28:.GH52])" office:value-type="float" office:value="478792" calcext:value-type="float">
            <text:p>478792</text:p>
          </table:table-cell>
          <table:table-cell table:style-name="ce8" table:formula="of:=SUM([.GI28:.GI52])" office:value-type="float" office:value="488007" calcext:value-type="float">
            <text:p>488007</text:p>
          </table:table-cell>
          <table:table-cell table:style-name="ce8" table:formula="of:=SUM([.GJ28:.GJ52])" office:value-type="float" office:value="500034" calcext:value-type="float">
            <text:p>5000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  <table:table-cell table:formula="of:=4029+67+37" office:value-type="float" office:value="4133" calcext:value-type="float">
            <text:p>4133</text:p>
          </table:table-cell>
          <table:table-cell table:formula="of:=4133+126+37+26+85" office:value-type="float" office:value="4407" calcext:value-type="float">
            <text:p>4407</text:p>
          </table:table-cell>
          <table:table-cell table:formula="of:=4407+14+11+55+41" office:value-type="float" office:value="4528" calcext:value-type="float">
            <text:p>4528</text:p>
          </table:table-cell>
          <table:table-cell table:formula="of:=4528+41+27+77+42" office:value-type="float" office:value="4715" calcext:value-type="float">
            <text:p>4715</text:p>
          </table:table-cell>
          <table:table-cell table:formula="of:=4715+84+59" office:value-type="float" office:value="4858" calcext:value-type="float">
            <text:p>4858</text:p>
          </table:table-cell>
          <table:table-cell table:formula="of:=4858+80+63" office:value-type="float" office:value="5001" calcext:value-type="float">
            <text:p>5001</text:p>
          </table:table-cell>
          <table:table-cell table:formula="of:=5001+28+13" office:value-type="float" office:value="5042" calcext:value-type="float">
            <text:p>5042</text:p>
          </table:table-cell>
          <table:table-cell table:formula="of:=5042+22+14" office:value-type="float" office:value="5078" calcext:value-type="float">
            <text:p>5078</text:p>
          </table:table-cell>
          <table:table-cell table:formula="of:=5078+69+52" office:value-type="float" office:value="5199" calcext:value-type="float">
            <text:p>5199</text:p>
          </table:table-cell>
          <table:table-cell table:formula="of:=5199+90+87" office:value-type="float" office:value="5376" calcext:value-type="float">
            <text:p>5376</text:p>
          </table:table-cell>
          <table:table-cell table:formula="of:=5376+67+42" office:value-type="float" office:value="5485" calcext:value-type="float">
            <text:p>5485</text:p>
          </table:table-cell>
          <table:table-cell table:formula="of:=5485+17+9+78+79" office:value-type="float" office:value="5668" calcext:value-type="float">
            <text:p>5668</text:p>
          </table:table-cell>
          <table:table-cell table:formula="of:=5668+47+40+49+40" office:value-type="float" office:value="5844" calcext:value-type="float">
            <text:p>5844</text:p>
          </table:table-cell>
          <table:table-cell table:formula="of:=5844+24+17+14+15" office:value-type="float" office:value="5914" calcext:value-type="float">
            <text:p>5914</text:p>
          </table:table-cell>
          <table:table-cell table:formula="of:=5914+26+23+11+9" office:value-type="float" office:value="5983" calcext:value-type="float">
            <text:p>5983</text:p>
          </table:table-cell>
          <table:table-cell table:formula="of:=5983+7+9+65+60" office:value-type="float" office:value="6124" calcext:value-type="float">
            <text:p>6124</text:p>
          </table:table-cell>
          <table:table-cell table:formula="of:=6124+20+9+85+70" office:value-type="float" office:value="6308" calcext:value-type="float">
            <text:p>630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  <table:table-cell table:formula="of:=1877+5+3" office:value-type="float" office:value="1885" calcext:value-type="float">
            <text:p>1885</text:p>
          </table:table-cell>
          <table:table-cell table:formula="of:=1885+25+27" office:value-type="float" office:value="1937" calcext:value-type="float">
            <text:p>1937</text:p>
          </table:table-cell>
          <table:table-cell table:formula="of:=1937+19+14" office:value-type="float" office:value="1970" calcext:value-type="float">
            <text:p>1970</text:p>
          </table:table-cell>
          <table:table-cell table:formula="of:=1970+16+24" office:value-type="float" office:value="2010" calcext:value-type="float">
            <text:p>2010</text:p>
          </table:table-cell>
          <table:table-cell table:formula="of:=2010+20+14" office:value-type="float" office:value="2044" calcext:value-type="float">
            <text:p>2044</text:p>
          </table:table-cell>
          <table:table-cell table:formula="of:=2044+22+12" office:value-type="float" office:value="2078" calcext:value-type="float">
            <text:p>2078</text:p>
          </table:table-cell>
          <table:table-cell table:formula="of:=2078+17+8" office:value-type="float" office:value="2103" calcext:value-type="float">
            <text:p>2103</text:p>
          </table:table-cell>
          <table:table-cell table:formula="of:=2103+14+13" office:value-type="float" office:value="2130" calcext:value-type="float">
            <text:p>2130</text:p>
          </table:table-cell>
          <table:table-cell table:formula="of:=2130+20+23" office:value-type="float" office:value="2173" calcext:value-type="float">
            <text:p>2173</text:p>
          </table:table-cell>
          <table:table-cell table:formula="of:=2173+26+25" office:value-type="float" office:value="2224" calcext:value-type="float">
            <text:p>2224</text:p>
          </table:table-cell>
          <table:table-cell table:formula="of:=2224+22+25" office:value-type="float" office:value="2271" calcext:value-type="float">
            <text:p>2271</text:p>
          </table:table-cell>
          <table:table-cell table:formula="of:=2271+14+17" office:value-type="float" office:value="2302" calcext:value-type="float">
            <text:p>2302</text:p>
          </table:table-cell>
          <table:table-cell table:formula="of:=2302+18+24" office:value-type="float" office:value="2344" calcext:value-type="float">
            <text:p>2344</text:p>
          </table:table-cell>
          <table:table-cell table:formula="of:=2344+13" office:value-type="float" office:value="2357" calcext:value-type="float">
            <text:p>2357</text:p>
          </table:table-cell>
          <table:table-cell table:formula="of:=2357+11" office:value-type="float" office:value="2368" calcext:value-type="float">
            <text:p>2368</text:p>
          </table:table-cell>
          <table:table-cell table:formula="of:=2368+9+5+27+22" office:value-type="float" office:value="2431" calcext:value-type="float">
            <text:p>2431</text:p>
          </table:table-cell>
          <table:table-cell table:formula="of:=2431+15+2+9+3"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  <table:table-cell table:formula="of:=157+14" office:value-type="float" office:value="171" calcext:value-type="float">
            <text:p>171</text:p>
          </table:table-cell>
          <table:table-cell table:formula="of:=171+12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9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8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5" table:style-name="ce8" office:value-type="float" office:value="43" calcext:value-type="float">
            <text:p>43</text:p>
          </table:table-cell>
          <table:table-cell table:number-columns-repeated="3"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3" table:style-name="ce8" office:value-type="float" office:value="45" calcext:value-type="float">
            <text:p>45</text:p>
          </table:table-cell>
          <table:table-cell table:number-columns-repeated="2" table:style-name="ce8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  <table:table-cell table:formula="of:=SUM([.FT54:.FT78])" office:value-type="float" office:value="6985" calcext:value-type="float">
            <text:p>6985</text:p>
          </table:table-cell>
          <table:table-cell table:formula="of:=SUM([.FU54:.FU78])" office:value-type="float" office:value="7366" calcext:value-type="float">
            <text:p>7366</text:p>
          </table:table-cell>
          <table:table-cell table:formula="of:=SUM([.FV54:.FV78])" office:value-type="float" office:value="7563" calcext:value-type="float">
            <text:p>7563</text:p>
          </table:table-cell>
          <table:table-cell table:formula="of:=SUM([.FW54:.FW78])" office:value-type="float" office:value="7839" calcext:value-type="float">
            <text:p>7839</text:p>
          </table:table-cell>
          <table:table-cell table:formula="of:=SUM([.FX54:.FX78])" office:value-type="float" office:value="8050" calcext:value-type="float">
            <text:p>8050</text:p>
          </table:table-cell>
          <table:table-cell table:formula="of:=SUM([.FY54:.FY78])" office:value-type="float" office:value="8271" calcext:value-type="float">
            <text:p>8271</text:p>
          </table:table-cell>
          <table:table-cell table:formula="of:=SUM([.FZ54:.FZ78])" office:value-type="float" office:value="8353" calcext:value-type="float">
            <text:p>8353</text:p>
          </table:table-cell>
          <table:table-cell table:formula="of:=SUM([.GA54:.GA78])" office:value-type="float" office:value="8457" calcext:value-type="float">
            <text:p>8457</text:p>
          </table:table-cell>
          <table:table-cell table:formula="of:=SUM([.GB54:.GB78])" office:value-type="float" office:value="8655" calcext:value-type="float">
            <text:p>8655</text:p>
          </table:table-cell>
          <table:table-cell table:formula="of:=SUM([.GC54:.GC78])" office:value-type="float" office:value="8913" calcext:value-type="float">
            <text:p>8913</text:p>
          </table:table-cell>
          <table:table-cell table:formula="of:=SUM([.GD54:.GD78])" office:value-type="float" office:value="9118" calcext:value-type="float">
            <text:p>9118</text:p>
          </table:table-cell>
          <table:table-cell table:formula="of:=SUM([.GE54:.GE78])" office:value-type="float" office:value="9361" calcext:value-type="float">
            <text:p>9361</text:p>
          </table:table-cell>
          <table:table-cell table:formula="of:=SUM([.GF54:.GF78])" office:value-type="float" office:value="9623" calcext:value-type="float">
            <text:p>9623</text:p>
          </table:table-cell>
          <table:table-cell table:formula="of:=SUM([.GG54:.GG78])" office:value-type="float" office:value="9739" calcext:value-type="float">
            <text:p>9739</text:p>
          </table:table-cell>
          <table:table-cell table:formula="of:=SUM([.GH54:.GH78])" office:value-type="float" office:value="9859" calcext:value-type="float">
            <text:p>9859</text:p>
          </table:table-cell>
          <table:table-cell table:formula="of:=SUM([.GI54:.GI78])" office:value-type="float" office:value="10129" calcext:value-type="float">
            <text:p>10129</text:p>
          </table:table-cell>
          <table:table-cell table:formula="of:=SUM([.GJ54:.GJ78])" office:value-type="float" office:value="10405" calcext:value-type="float">
            <text:p>1040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6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52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7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  <table:table-cell table:formula="of:=251324+5389" office:value-type="float" office:value="256713" calcext:value-type="float">
            <text:p>256713</text:p>
          </table:table-cell>
          <table:table-cell table:formula="of:=256713+6413" office:value-type="float" office:value="263126" calcext:value-type="float">
            <text:p>263126</text:p>
          </table:table-cell>
          <table:table-cell table:formula="of:=263126+5599" office:value-type="float" office:value="268725" calcext:value-type="float">
            <text:p>268725</text:p>
          </table:table-cell>
          <table:table-cell table:formula="of:=268725+5657" office:value-type="float" office:value="274382" calcext:value-type="float">
            <text:p>274382</text:p>
          </table:table-cell>
          <table:table-cell table:formula="of:=274382+5707" office:value-type="float" office:value="280089" calcext:value-type="float">
            <text:p>280089</text:p>
          </table:table-cell>
          <table:table-cell table:formula="of:=280089+7055" office:value-type="float" office:value="287144" calcext:value-type="float">
            <text:p>287144</text:p>
          </table:table-cell>
          <table:table-cell table:formula="of:=287144+2780+4007" office:value-type="float" office:value="293931" calcext:value-type="float">
            <text:p>293931</text:p>
          </table:table-cell>
          <table:table-cell table:formula="of:=293931+7188" office:value-type="float" office:value="301119" calcext:value-type="float">
            <text:p>301119</text:p>
          </table:table-cell>
          <table:table-cell table:formula="of:=301119+7181" office:value-type="float" office:value="308300" calcext:value-type="float">
            <text:p>308300</text:p>
          </table:table-cell>
          <table:table-cell table:formula="of:=308300+7154" office:value-type="float" office:value="315454" calcext:value-type="float">
            <text:p>315454</text:p>
          </table:table-cell>
          <table:table-cell table:formula="of:=315454+6931" office:value-type="float" office:value="322385" calcext:value-type="float">
            <text:p>322385</text:p>
          </table:table-cell>
          <table:table-cell table:formula="of:=322385+9160" office:value-type="float" office:value="331545" calcext:value-type="float">
            <text:p>331545</text:p>
          </table:table-cell>
          <table:table-cell table:formula="of:=331545+8760" office:value-type="float" office:value="340305" calcext:value-type="float">
            <text:p>340305</text:p>
          </table:table-cell>
          <table:table-cell table:formula="of:=340305+8751" office:value-type="float" office:value="349056" calcext:value-type="float">
            <text:p>349056</text:p>
          </table:table-cell>
          <table:table-cell table:formula="of:=349056+8256" office:value-type="float" office:value="357312" calcext:value-type="float">
            <text:p>357312</text:p>
          </table:table-cell>
          <table:table-cell table:formula="of:=357312+9202" office:value-type="float" office:value="366514" calcext:value-type="float">
            <text:p>366514</text:p>
          </table:table-cell>
          <table:table-cell table:formula="of:=366514+15900" office:value-type="float" office:value="382414" calcext:value-type="float">
            <text:p>38241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  <table:table-cell table:formula="of:=SUM([.FT80:.FT104])" office:value-type="float" office:value="256789" calcext:value-type="float">
            <text:p>256789</text:p>
          </table:table-cell>
          <table:table-cell table:formula="of:=SUM([.FU80:.FU104])" office:value-type="float" office:value="263202" calcext:value-type="float">
            <text:p>263202</text:p>
          </table:table-cell>
          <table:table-cell table:formula="of:=SUM([.FV80:.FV104])" office:value-type="float" office:value="268801" calcext:value-type="float">
            <text:p>268801</text:p>
          </table:table-cell>
          <table:table-cell table:formula="of:=SUM([.FW80:.FW104])" office:value-type="float" office:value="274458" calcext:value-type="float">
            <text:p>274458</text:p>
          </table:table-cell>
          <table:table-cell table:formula="of:=SUM([.FX80:.FX104])" office:value-type="float" office:value="280165" calcext:value-type="float">
            <text:p>280165</text:p>
          </table:table-cell>
          <table:table-cell table:formula="of:=SUM([.FY80:.FY104])" office:value-type="float" office:value="287220" calcext:value-type="float">
            <text:p>287220</text:p>
          </table:table-cell>
          <table:table-cell table:formula="of:=SUM([.FZ80:.FZ104])" office:value-type="float" office:value="294007" calcext:value-type="float">
            <text:p>294007</text:p>
          </table:table-cell>
          <table:table-cell table:formula="of:=SUM([.GA80:.GA104])" office:value-type="float" office:value="301195" calcext:value-type="float">
            <text:p>301195</text:p>
          </table:table-cell>
          <table:table-cell table:formula="of:=SUM([.GB80:.GB104])" office:value-type="float" office:value="308376" calcext:value-type="float">
            <text:p>308376</text:p>
          </table:table-cell>
          <table:table-cell table:formula="of:=SUM([.GC80:.GC104])" office:value-type="float" office:value="315530" calcext:value-type="float">
            <text:p>315530</text:p>
          </table:table-cell>
          <table:table-cell table:formula="of:=SUM([.GD80:.GD104])" office:value-type="float" office:value="322461" calcext:value-type="float">
            <text:p>322461</text:p>
          </table:table-cell>
          <table:table-cell table:formula="of:=SUM([.GE80:.GE104])" office:value-type="float" office:value="331621" calcext:value-type="float">
            <text:p>331621</text:p>
          </table:table-cell>
          <table:table-cell table:formula="of:=SUM([.GF80:.GF104])" office:value-type="float" office:value="340381" calcext:value-type="float">
            <text:p>340381</text:p>
          </table:table-cell>
          <table:table-cell table:formula="of:=SUM([.GG80:.GG104])" office:value-type="float" office:value="349132" calcext:value-type="float">
            <text:p>349132</text:p>
          </table:table-cell>
          <table:table-cell table:formula="of:=SUM([.GH80:.GH104])" office:value-type="float" office:value="357388" calcext:value-type="float">
            <text:p>357388</text:p>
          </table:table-cell>
          <table:table-cell table:formula="of:=SUM([.GI80:.GI104])" office:value-type="float" office:value="366590" calcext:value-type="float">
            <text:p>366590</text:p>
          </table:table-cell>
          <table:table-cell table:formula="of:=SUM([.GJ80:.GJ104])" office:value-type="float" office:value="382490" calcext:value-type="float">
            <text:p>38249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  <table:table-cell office:value-type="float" office:value="1105878" calcext:value-type="float">
            <text:p>1105878</text:p>
          </table:table-cell>
          <table:table-cell office:value-type="float" office:value="1127098" calcext:value-type="float">
            <text:p>1127098</text:p>
          </table:table-cell>
          <table:table-cell office:value-type="float" office:value="1148574" calcext:value-type="float">
            <text:p>1148574</text:p>
          </table:table-cell>
          <table:table-cell office:value-type="float" office:value="1172811" calcext:value-type="float">
            <text:p>1172811</text:p>
          </table:table-cell>
          <table:table-cell office:value-type="float" office:value="1196878" calcext:value-type="float">
            <text:p>1196878</text:p>
          </table:table-cell>
          <table:table-cell office:value-type="float" office:value="1222359" calcext:value-type="float">
            <text:p>1222359</text:p>
          </table:table-cell>
          <table:table-cell office:value-type="float" office:value="1242269" calcext:value-type="float">
            <text:p>1242269</text:p>
          </table:table-cell>
          <table:table-cell office:value-type="float" office:value="1257906" calcext:value-type="float">
            <text:p>1257906</text:p>
          </table:table-cell>
          <table:table-cell office:value-type="float" office:value="1277751" calcext:value-type="float">
            <text:p>1277751</text:p>
          </table:table-cell>
          <table:table-cell office:value-type="float" office:value="1300866" calcext:value-type="float">
            <text:p>1300866</text:p>
          </table:table-cell>
          <table:table-cell office:value-type="float" office:value="1324687" calcext:value-type="float">
            <text:p>1324687</text:p>
          </table:table-cell>
          <table:table-cell office:value-type="float" office:value="1350038" calcext:value-type="float">
            <text:p>1350038</text:p>
          </table:table-cell>
          <table:table-cell office:value-type="float" office:value="1374524" calcext:value-type="float">
            <text:p>1374524</text:p>
          </table:table-cell>
          <table:table-cell office:value-type="float" office:value="1396887" calcext:value-type="float">
            <text:p>1396887</text:p>
          </table:table-cell>
          <table:table-cell office:value-type="float" office:value="1412149" calcext:value-type="float">
            <text:p>1412149</text:p>
          </table:table-cell>
          <table:table-cell office:value-type="float" office:value="1432624" calcext:value-type="float">
            <text:p>1432624</text:p>
          </table:table-cell>
          <table:table-cell office:value-type="float" office:value="1458619" calcext:value-type="float">
            <text:p>145861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  <table:table-cell table:formula="of:=SUM([.FT107:.FT130])" office:value-type="float" office:value="1105878" calcext:value-type="float">
            <text:p>1105878</text:p>
          </table:table-cell>
          <table:table-cell table:formula="of:=SUM([.FU107:.FU130])" office:value-type="float" office:value="1127098" calcext:value-type="float">
            <text:p>1127098</text:p>
          </table:table-cell>
          <table:table-cell table:formula="of:=SUM([.FV107:.FV130])" office:value-type="float" office:value="1148574" calcext:value-type="float">
            <text:p>1148574</text:p>
          </table:table-cell>
          <table:table-cell table:formula="of:=SUM([.FW107:.FW130])" office:value-type="float" office:value="1172811" calcext:value-type="float">
            <text:p>1172811</text:p>
          </table:table-cell>
          <table:table-cell table:formula="of:=SUM([.FX107:.FX130])" office:value-type="float" office:value="1196878" calcext:value-type="float">
            <text:p>1196878</text:p>
          </table:table-cell>
          <table:table-cell table:formula="of:=SUM([.FY107:.FY130])" office:value-type="float" office:value="1222359" calcext:value-type="float">
            <text:p>1222359</text:p>
          </table:table-cell>
          <table:table-cell table:formula="of:=SUM([.FZ107:.FZ130])" office:value-type="float" office:value="1242269" calcext:value-type="float">
            <text:p>1242269</text:p>
          </table:table-cell>
          <table:table-cell table:formula="of:=SUM([.GA107:.GA130])" office:value-type="float" office:value="1257906" calcext:value-type="float">
            <text:p>1257906</text:p>
          </table:table-cell>
          <table:table-cell table:formula="of:=SUM([.GB107:.GB130])" office:value-type="float" office:value="1277751" calcext:value-type="float">
            <text:p>1277751</text:p>
          </table:table-cell>
          <table:table-cell table:formula="of:=SUM([.GC107:.GC130])" office:value-type="float" office:value="1300866" calcext:value-type="float">
            <text:p>1300866</text:p>
          </table:table-cell>
          <table:table-cell table:formula="of:=SUM([.GD107:.GD130])" office:value-type="float" office:value="1324687" calcext:value-type="float">
            <text:p>1324687</text:p>
          </table:table-cell>
          <table:table-cell table:formula="of:=SUM([.GE107:.GE130])" office:value-type="float" office:value="1350038" calcext:value-type="float">
            <text:p>1350038</text:p>
          </table:table-cell>
          <table:table-cell table:formula="of:=SUM([.GF107:.GF130])" office:value-type="float" office:value="1374524" calcext:value-type="float">
            <text:p>1374524</text:p>
          </table:table-cell>
          <table:table-cell table:formula="of:=SUM([.GG107:.GG130])" office:value-type="float" office:value="1396887" calcext:value-type="float">
            <text:p>1396887</text:p>
          </table:table-cell>
          <table:table-cell table:formula="of:=SUM([.GH107:.GH130])" office:value-type="float" office:value="1412149" calcext:value-type="float">
            <text:p>1412149</text:p>
          </table:table-cell>
          <table:table-cell table:formula="of:=SUM([.GI107:.GI130])" office:value-type="float" office:value="1432624" calcext:value-type="float">
            <text:p>1432624</text:p>
          </table:table-cell>
          <table:table-cell table:formula="of:=SUM([.GJ107:.GJ130])" office:value-type="float" office:value="1458619" calcext:value-type="float">
            <text:p>145861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  <table:table-cell office:value-type="float" office:value="617202" calcext:value-type="float">
            <text:p>617202</text:p>
          </table:table-cell>
          <table:table-cell office:value-type="float" office:value="628393" calcext:value-type="float">
            <text:p>628393</text:p>
          </table:table-cell>
          <table:table-cell office:value-type="float" office:value="639102" calcext:value-type="float">
            <text:p>639102</text:p>
          </table:table-cell>
          <table:table-cell office:value-type="float" office:value="650895" calcext:value-type="float">
            <text:p>650895</text:p>
          </table:table-cell>
          <table:table-cell office:value-type="float" office:value="663229" calcext:value-type="float">
            <text:p>663229</text:p>
          </table:table-cell>
          <table:table-cell office:value-type="float" office:value="676147" calcext:value-type="float">
            <text:p>676147</text:p>
          </table:table-cell>
          <table:table-cell office:value-type="float" office:value="685849" calcext:value-type="float">
            <text:p>685849</text:p>
          </table:table-cell>
          <table:table-cell office:value-type="float" office:value="693151" calcext:value-type="float">
            <text:p>693151</text:p>
          </table:table-cell>
          <table:table-cell office:value-type="float" office:value="703304" calcext:value-type="float">
            <text:p>703304</text:p>
          </table:table-cell>
          <table:table-cell office:value-type="float" office:value="717565" calcext:value-type="float">
            <text:p>717565</text:p>
          </table:table-cell>
          <table:table-cell office:value-type="float" office:value="729132" calcext:value-type="float">
            <text:p>729132</text:p>
          </table:table-cell>
          <table:table-cell office:value-type="float" office:value="741166" calcext:value-type="float">
            <text:p>741166</text:p>
          </table:table-cell>
          <table:table-cell office:value-type="float" office:value="753646" calcext:value-type="float">
            <text:p>753646</text:p>
          </table:table-cell>
          <table:table-cell office:value-type="float" office:value="764815" calcext:value-type="float">
            <text:p>764815</text:p>
          </table:table-cell>
          <table:table-cell office:value-type="float" office:value="772494" calcext:value-type="float">
            <text:p>772494</text:p>
          </table:table-cell>
          <table:table-cell office:value-type="float" office:value="782925" calcext:value-type="float">
            <text:p>782925</text:p>
          </table:table-cell>
          <table:table-cell office:value-type="float" office:value="795948" calcext:value-type="float">
            <text:p>795948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  <table:table-cell table:formula="of:=SUM([.FT133:.FT156])" office:value-type="float" office:value="617202" calcext:value-type="float">
            <text:p>617202</text:p>
          </table:table-cell>
          <table:table-cell table:formula="of:=SUM([.FU133:.FU156])" office:value-type="float" office:value="628393" calcext:value-type="float">
            <text:p>628393</text:p>
          </table:table-cell>
          <table:table-cell table:formula="of:=SUM([.FV133:.FV156])" office:value-type="float" office:value="639102" calcext:value-type="float">
            <text:p>639102</text:p>
          </table:table-cell>
          <table:table-cell table:formula="of:=SUM([.FW133:.FW156])" office:value-type="float" office:value="650895" calcext:value-type="float">
            <text:p>650895</text:p>
          </table:table-cell>
          <table:table-cell table:formula="of:=SUM([.FX133:.FX156])" office:value-type="float" office:value="663229" calcext:value-type="float">
            <text:p>663229</text:p>
          </table:table-cell>
          <table:table-cell table:formula="of:=SUM([.FY133:.FY156])" office:value-type="float" office:value="676147" calcext:value-type="float">
            <text:p>676147</text:p>
          </table:table-cell>
          <table:table-cell table:formula="of:=SUM([.FZ133:.FZ156])" office:value-type="float" office:value="685849" calcext:value-type="float">
            <text:p>685849</text:p>
          </table:table-cell>
          <table:table-cell table:formula="of:=SUM([.GA133:.GA156])" office:value-type="float" office:value="693151" calcext:value-type="float">
            <text:p>693151</text:p>
          </table:table-cell>
          <table:table-cell table:formula="of:=SUM([.GB133:.GB156])" office:value-type="float" office:value="703304" calcext:value-type="float">
            <text:p>703304</text:p>
          </table:table-cell>
          <table:table-cell table:formula="of:=SUM([.GC133:.GC156])" office:value-type="float" office:value="717565" calcext:value-type="float">
            <text:p>717565</text:p>
          </table:table-cell>
          <table:table-cell table:formula="of:=SUM([.GD133:.GD156])" office:value-type="float" office:value="729132" calcext:value-type="float">
            <text:p>729132</text:p>
          </table:table-cell>
          <table:table-cell table:formula="of:=SUM([.GE133:.GE156])" office:value-type="float" office:value="741166" calcext:value-type="float">
            <text:p>741166</text:p>
          </table:table-cell>
          <table:table-cell table:formula="of:=SUM([.GF133:.GF156])" office:value-type="float" office:value="753646" calcext:value-type="float">
            <text:p>753646</text:p>
          </table:table-cell>
          <table:table-cell table:formula="of:=SUM([.GG133:.GG156])" office:value-type="float" office:value="764815" calcext:value-type="float">
            <text:p>764815</text:p>
          </table:table-cell>
          <table:table-cell table:formula="of:=SUM([.GH133:.GH156])" office:value-type="float" office:value="772494" calcext:value-type="float">
            <text:p>772494</text:p>
          </table:table-cell>
          <table:table-cell table:formula="of:=SUM([.GI133:.GI156])" office:value-type="float" office:value="782925" calcext:value-type="float">
            <text:p>782925</text:p>
          </table:table-cell>
          <table:table-cell table:formula="of:=SUM([.GJ133:.GJ156])" office:value-type="float" office:value="795948" calcext:value-type="float">
            <text:p>795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1:31:46.483993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9-09T11:38:14.923387629</dc:date>
    <meta:editing-duration>PT16H14M26S</meta:editing-duration>
    <meta:editing-cycles>173</meta:editing-cycles>
    <meta:document-statistic meta:table-count="1" meta:cell-count="30144" meta:object-count="0"/>
  </office:meta>
</office:document-meta>
</file>